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5" style:family="paragraph" style:parent-style-name="Standard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6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7" style:family="paragraph" style:parent-style-name="Heading_20_1">
      <style:paragraph-properties fo:line-height="100%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2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34e22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0fbc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013b216"/>
    </style:style>
    <style:style style:name="T34" style:family="text">
      <style:text-properties officeooo:rsid="00043d3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4f1de" style:font-weight-asian="normal" style:font-weight-complex="normal"/>
    </style:style>
    <style:style style:name="T38" style:family="text">
      <style:text-properties fo:font-weight="normal" officeooo:rsid="00059c96" style:font-weight-asian="normal" style:font-weight-complex="normal"/>
    </style:style>
    <style:style style:name="T39" style:family="text">
      <style:text-properties fo:font-weight="normal" officeooo:rsid="00061718" style:font-weight-asian="normal" style:font-weight-complex="normal"/>
    </style:style>
    <style:style style:name="T40" style:family="text">
      <style:text-properties fo:font-weight="normal" officeooo:rsid="00072975" style:font-weight-asian="normal" style:font-weight-complex="normal"/>
    </style:style>
    <style:style style:name="T41" style:family="text">
      <style:text-properties fo:font-weight="normal" officeooo:rsid="00194778" style:font-weight-asian="normal" style:font-weight-complex="normal"/>
    </style:style>
    <style:style style:name="T42" style:family="text">
      <style:text-properties fo:font-weight="normal" officeooo:rsid="0023b5ad" style:font-weight-asian="normal" style:font-weight-complex="normal"/>
    </style:style>
    <style:style style:name="T43" style:family="text">
      <style:text-properties fo:font-weight="normal" officeooo:rsid="0030463c" style:font-weight-asian="normal" style:font-weight-complex="normal"/>
    </style:style>
    <style:style style:name="T44" style:family="text">
      <style:text-properties fo:font-weight="normal" officeooo:rsid="0032041a" style:font-weight-asian="normal" style:font-weight-complex="normal"/>
    </style:style>
    <style:style style:name="T45" style:family="text">
      <style:text-properties fo:font-weight="normal" officeooo:rsid="003db249" style:font-weight-asian="normal" style:font-weight-complex="normal"/>
    </style:style>
    <style:style style:name="T46" style:family="text">
      <style:text-properties fo:font-weight="normal" officeooo:rsid="0040d982" style:font-weight-asian="normal" style:font-weight-complex="normal"/>
    </style:style>
    <style:style style:name="T47" style:family="text">
      <style:text-properties fo:font-weight="normal" officeooo:rsid="004124e5" style:font-weight-asian="normal" style:font-weight-complex="normal"/>
    </style:style>
    <style:style style:name="T48" style:family="text">
      <style:text-properties fo:font-weight="normal" officeooo:rsid="00420662" style:font-weight-asian="normal" style:font-weight-complex="normal"/>
    </style:style>
    <style:style style:name="T49" style:family="text">
      <style:text-properties fo:font-weight="normal" officeooo:rsid="0042c288" style:font-weight-asian="normal" style:font-weight-complex="normal"/>
    </style:style>
    <style:style style:name="T50" style:family="text">
      <style:text-properties fo:font-weight="normal" officeooo:rsid="0043858c" style:font-weight-asian="normal" style:font-weight-complex="normal"/>
    </style:style>
    <style:style style:name="T51" style:family="text">
      <style:text-properties fo:font-weight="normal" officeooo:rsid="004c7182" style:font-weight-asian="normal" style:font-weight-complex="normal"/>
    </style:style>
    <style:style style:name="T52" style:family="text">
      <style:text-properties fo:font-weight="normal" officeooo:rsid="004e0ee6" style:font-weight-asian="normal" style:font-weight-complex="normal"/>
    </style:style>
    <style:style style:name="T53" style:family="text">
      <style:text-properties fo:font-weight="normal" officeooo:rsid="0051f07d" style:font-weight-asian="normal" style:font-weight-complex="normal"/>
    </style:style>
    <style:style style:name="T54" style:family="text">
      <style:text-properties fo:font-weight="normal" officeooo:rsid="0053cdb5" style:font-weight-asian="normal" style:font-weight-complex="normal"/>
    </style:style>
    <style:style style:name="T55" style:family="text">
      <style:text-properties fo:font-weight="normal" officeooo:rsid="005ccf0d" style:font-weight-asian="normal" style:font-weight-complex="normal"/>
    </style:style>
    <style:style style:name="T56" style:family="text">
      <style:text-properties fo:font-weight="normal" officeooo:rsid="006e9e53" style:font-weight-asian="normal" style:font-weight-complex="normal"/>
    </style:style>
    <style:style style:name="T57" style:family="text">
      <style:text-properties fo:font-weight="normal" officeooo:rsid="00745ad9" style:font-weight-asian="normal" style:font-weight-complex="normal"/>
    </style:style>
    <style:style style:name="T58" style:family="text">
      <style:text-properties fo:font-weight="normal" officeooo:rsid="007bcff0" style:font-weight-asian="normal" style:font-weight-complex="normal"/>
    </style:style>
    <style:style style:name="T59" style:family="text">
      <style:text-properties fo:font-weight="normal" officeooo:rsid="008d8493" style:font-weight-asian="normal" style:font-weight-complex="normal"/>
    </style:style>
    <style:style style:name="T60" style:family="text">
      <style:text-properties fo:font-weight="normal" officeooo:rsid="008deecb" style:font-weight-asian="normal" style:font-weight-complex="normal"/>
    </style:style>
    <style:style style:name="T61" style:family="text">
      <style:text-properties fo:font-weight="normal" officeooo:rsid="0092b48e" style:font-weight-asian="normal" style:font-weight-complex="normal"/>
    </style:style>
    <style:style style:name="T62" style:family="text">
      <style:text-properties fo:font-weight="normal" officeooo:rsid="009f0e7f" style:font-weight-asian="normal" style:font-weight-complex="normal"/>
    </style:style>
    <style:style style:name="T63" style:family="text">
      <style:text-properties fo:font-weight="normal" officeooo:rsid="00a8c0e9" style:font-weight-asian="normal" style:font-weight-complex="normal"/>
    </style:style>
    <style:style style:name="T64" style:family="text">
      <style:text-properties fo:font-weight="normal" officeooo:rsid="00aa75c1" style:font-weight-asian="normal" style:font-weight-complex="normal"/>
    </style:style>
    <style:style style:name="T65" style:family="text">
      <style:text-properties fo:font-weight="normal" officeooo:rsid="00bcd624" style:font-weight-asian="normal" style:font-weight-complex="normal"/>
    </style:style>
    <style:style style:name="T66" style:family="text">
      <style:text-properties fo:font-weight="normal" officeooo:rsid="00d26a3f" style:font-weight-asian="normal" style:font-weight-complex="normal"/>
    </style:style>
    <style:style style:name="T67" style:family="text">
      <style:text-properties fo:font-weight="normal" officeooo:rsid="00e504a4" style:font-weight-asian="normal" style:font-weight-complex="normal"/>
    </style:style>
    <style:style style:name="T68" style:family="text">
      <style:text-properties fo:font-weight="normal" officeooo:rsid="00f94841" style:font-weight-asian="normal" style:font-weight-complex="normal"/>
    </style:style>
    <style:style style:name="T69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0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7" style:family="text">
      <style:text-properties officeooo:rsid="0004f1de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40d982" style:font-style-asian="normal" style:font-style-complex="normal"/>
    </style:style>
    <style:style style:name="T92" style:family="text">
      <style:text-properties fo:font-style="normal" officeooo:rsid="001b3e56" style:font-style-asian="normal" style:font-style-complex="normal"/>
    </style:style>
    <style:style style:name="T93" style:family="text">
      <style:text-properties fo:font-style="normal" officeooo:rsid="004c7182" style:font-style-asian="normal" style:font-style-complex="normal"/>
    </style:style>
    <style:style style:name="T94" style:family="text">
      <style:text-properties fo:font-style="normal" officeooo:rsid="00501dd2" style:font-style-asian="normal" style:font-style-complex="normal"/>
    </style:style>
    <style:style style:name="T95" style:family="text">
      <style:text-properties fo:font-style="normal" officeooo:rsid="0100d3be" style:font-style-asian="normal" style:font-style-complex="normal"/>
    </style:style>
    <style:style style:name="T9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3" style:family="text">
      <style:text-properties officeooo:rsid="00061718"/>
    </style:style>
    <style:style style:name="T134" style:family="text">
      <style:text-properties officeooo:rsid="00072975"/>
    </style:style>
    <style:style style:name="T135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officeooo:rsid="0044ae78"/>
    </style:style>
    <style:style style:name="T15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56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0" style:family="text">
      <style:text-properties officeooo:rsid="00194778"/>
    </style:style>
    <style:style style:name="T161" style:family="text">
      <style:text-properties officeooo:rsid="0030463c"/>
    </style:style>
    <style:style style:name="T162" style:family="text">
      <style:text-properties officeooo:rsid="0030e0a1"/>
    </style:style>
    <style:style style:name="T163" style:family="text">
      <style:text-properties officeooo:rsid="00408209"/>
    </style:style>
    <style:style style:name="T164" style:family="text">
      <style:text-properties style:text-underline-style="none" fo:font-weight="normal" officeooo:rsid="004124e5" style:font-weight-asian="normal" style:font-weight-complex="normal"/>
    </style:style>
    <style:style style:name="T165" style:family="text">
      <style:text-properties style:text-underline-style="none" fo:font-weight="normal" officeooo:rsid="00059c96" style:font-weight-asian="normal" style:font-weight-complex="normal"/>
    </style:style>
    <style:style style:name="T166" style:family="text">
      <style:text-properties style:text-underline-style="none" fo:font-weight="normal" officeooo:rsid="00420662" style:font-weight-asian="normal" style:font-weight-complex="normal"/>
    </style:style>
    <style:style style:name="T167" style:family="text">
      <style:text-properties style:text-underline-style="none" fo:font-weight="normal" officeooo:rsid="0042c288" style:font-weight-asian="normal" style:font-weight-complex="normal"/>
    </style:style>
    <style:style style:name="T168" style:family="text">
      <style:text-properties style:text-underline-style="none" fo:font-weight="normal" officeooo:rsid="004e0ee6" style:font-weight-asian="normal" style:font-weight-complex="normal"/>
    </style:style>
    <style:style style:name="T169" style:family="text">
      <style:text-properties style:text-underline-style="none" fo:font-weight="normal" officeooo:rsid="0013b216" style:font-weight-asian="normal" style:font-weight-complex="normal"/>
    </style:style>
    <style:style style:name="T170" style:family="text">
      <style:text-properties style:text-underline-style="none" fo:font-weight="normal" officeooo:rsid="0053cdb5" style:font-weight-asian="normal" style:font-weight-complex="normal"/>
    </style:style>
    <style:style style:name="T171" style:family="text">
      <style:text-properties style:text-underline-style="none" fo:font-weight="normal" officeooo:rsid="00061718" style:font-weight-asian="normal" style:font-weight-complex="normal"/>
    </style:style>
    <style:style style:name="T172" style:family="text">
      <style:text-properties style:text-underline-style="none" fo:font-weight="normal" officeooo:rsid="0004f1de" style:font-weight-asian="normal" style:font-weight-complex="normal"/>
    </style:style>
    <style:style style:name="T173" style:family="text">
      <style:text-properties style:text-underline-style="none" fo:font-weight="normal" officeooo:rsid="0070ec7d" style:font-weight-asian="normal" style:font-weight-complex="normal"/>
    </style:style>
    <style:style style:name="T174" style:family="text">
      <style:text-properties style:text-underline-style="none" fo:font-weight="normal" officeooo:rsid="008a6699" style:font-weight-asian="normal" style:font-weight-complex="normal"/>
    </style:style>
    <style:style style:name="T175" style:family="text">
      <style:text-properties style:text-underline-style="none" fo:font-weight="normal" officeooo:rsid="008deecb" style:font-weight-asian="normal" style:font-weight-complex="normal"/>
    </style:style>
    <style:style style:name="T176" style:family="text">
      <style:text-properties style:text-underline-style="none" fo:font-weight="normal" officeooo:rsid="0008bf16" style:font-weight-asian="normal" style:font-weight-complex="normal"/>
    </style:style>
    <style:style style:name="T177" style:family="text">
      <style:text-properties style:text-underline-style="none" fo:font-weight="normal" officeooo:rsid="0030e0a1" style:font-weight-asian="normal" style:font-weight-complex="normal"/>
    </style:style>
    <style:style style:name="T178" style:family="text">
      <style:text-properties style:text-underline-style="none" fo:font-weight="normal" officeooo:rsid="003574fe" style:font-weight-asian="normal" style:font-weight-complex="normal"/>
    </style:style>
    <style:style style:name="T179" style:family="text">
      <style:text-properties style:text-underline-style="none" fo:font-weight="normal" officeooo:rsid="0097fbd1" style:font-weight-asian="normal" style:font-weight-complex="normal"/>
    </style:style>
    <style:style style:name="T180" style:family="text">
      <style:text-properties style:text-underline-style="none" fo:font-weight="normal" officeooo:rsid="00754e19" style:font-weight-asian="normal" style:font-weight-complex="normal"/>
    </style:style>
    <style:style style:name="T181" style:family="text">
      <style:text-properties style:text-underline-style="none" fo:font-weight="normal" officeooo:rsid="00c3c71b" style:font-weight-asian="normal" style:font-weight-complex="normal"/>
    </style:style>
    <style:style style:name="T182" style:family="text">
      <style:text-properties style:text-underline-style="none" fo:font-weight="normal" officeooo:rsid="00072975" style:font-weight-asian="normal" style:font-weight-complex="normal"/>
    </style:style>
    <style:style style:name="T183" style:family="text">
      <style:text-properties style:text-underline-style="none" fo:font-weight="normal" officeooo:rsid="00cd8f65" style:font-weight-asian="normal" style:font-weight-complex="normal"/>
    </style:style>
    <style:style style:name="T184" style:family="text">
      <style:text-properties style:text-underline-style="none" fo:font-weight="normal" officeooo:rsid="00d26a3f" style:font-weight-asian="normal" style:font-weight-complex="normal"/>
    </style:style>
    <style:style style:name="T185" style:family="text">
      <style:text-properties style:text-underline-style="none" fo:font-weight="normal" officeooo:rsid="00da04e3" style:font-weight-asian="normal" style:font-weight-complex="normal"/>
    </style:style>
    <style:style style:name="T186" style:family="text">
      <style:text-properties style:text-underline-style="none" fo:font-weight="normal" officeooo:rsid="00e504a4" style:font-weight-asian="normal" style:font-weight-complex="normal"/>
    </style:style>
    <style:style style:name="T187" style:family="text">
      <style:text-properties style:text-underline-style="none" fo:font-weight="normal" officeooo:rsid="0092b48e" style:font-weight-asian="normal" style:font-weight-complex="normal"/>
    </style:style>
    <style:style style:name="T188" style:family="text">
      <style:text-properties style:text-underline-style="none" fo:font-weight="normal" officeooo:rsid="00f60c80" style:font-weight-asian="normal" style:font-weight-complex="normal"/>
    </style:style>
    <style:style style:name="T189" style:family="text">
      <style:text-properties style:text-underline-style="none" fo:font-weight="normal" officeooo:rsid="00b7427f" style:font-weight-asian="normal" style:font-weight-complex="normal"/>
    </style:style>
    <style:style style:name="T190" style:family="text">
      <style:text-properties style:text-underline-style="none" fo:font-weight="normal" officeooo:rsid="00bfe78f" style:font-weight-asian="normal" style:font-weight-complex="normal"/>
    </style:style>
    <style:style style:name="T19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3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5" style:family="text">
      <style:text-properties officeooo:rsid="0040d982"/>
    </style:style>
    <style:style style:name="T196" style:family="text">
      <style:text-properties officeooo:rsid="00420662"/>
    </style:style>
    <style:style style:name="T197" style:family="text">
      <style:text-properties officeooo:rsid="0044ae78"/>
    </style:style>
    <style:style style:name="T198" style:family="text">
      <style:text-properties officeooo:rsid="004c7182"/>
    </style:style>
    <style:style style:name="T199" style:family="text">
      <style:text-properties officeooo:rsid="004d8b35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style:text-underline-style="solid" style:text-underline-width="auto" style:text-underline-color="font-color" officeooo:rsid="00061718"/>
    </style:style>
    <style:style style:name="T202" style:family="text">
      <style:text-properties style:text-underline-style="solid" style:text-underline-width="auto" style:text-underline-color="font-color" officeooo:rsid="00043d37"/>
    </style:style>
    <style:style style:name="T203" style:family="text">
      <style:text-properties style:text-underline-style="solid" style:text-underline-width="auto" style:text-underline-color="font-color" officeooo:rsid="000a08d6"/>
    </style:style>
    <style:style style:name="T204" style:family="text">
      <style:text-properties style:text-underline-style="solid" style:text-underline-width="auto" style:text-underline-color="font-color" officeooo:rsid="00bfd4bd"/>
    </style:style>
    <style:style style:name="T20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0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0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0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0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0" style:family="text">
      <style:text-properties officeooo:rsid="0053cdb5"/>
    </style:style>
    <style:style style:name="T21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1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18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19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21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2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4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2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29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4" style:family="text">
      <style:text-properties officeooo:rsid="005cf811"/>
    </style:style>
    <style:style style:name="T265" style:family="text">
      <style:text-properties officeooo:rsid="005ff056"/>
    </style:style>
    <style:style style:name="T266" style:family="text">
      <style:text-properties officeooo:rsid="00745ad9"/>
    </style:style>
    <style:style style:name="T267" style:family="text">
      <style:text-properties officeooo:rsid="0078a2da"/>
    </style:style>
    <style:style style:name="T268" style:family="text">
      <style:text-properties officeooo:rsid="00894806"/>
    </style:style>
    <style:style style:name="T269" style:family="text">
      <style:text-properties officeooo:rsid="008d8493"/>
    </style:style>
    <style:style style:name="T270" style:family="text">
      <style:text-properties officeooo:rsid="00c13698"/>
    </style:style>
    <style:style style:name="T271" style:family="text">
      <style:text-properties officeooo:rsid="00c2d31a"/>
    </style:style>
    <style:style style:name="T272" style:family="text">
      <style:text-properties officeooo:rsid="00c2d31a" fo:background-color="transparent" loext:char-shading-value="0"/>
    </style:style>
    <style:style style:name="T273" style:family="text">
      <style:text-properties officeooo:rsid="00cd8f65" fo:background-color="transparent" loext:char-shading-value="0"/>
    </style:style>
    <style:style style:name="T274" style:family="text">
      <style:text-properties officeooo:rsid="00d60023"/>
    </style:style>
    <style:style style:name="T27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78" style:family="text">
      <style:text-properties officeooo:rsid="00e504a4"/>
    </style:style>
    <style:style style:name="T279" style:family="text">
      <style:text-properties officeooo:rsid="00f94841"/>
    </style:style>
    <style:style style:name="T280" style:family="text">
      <style:text-properties officeooo:rsid="00fc1122"/>
    </style:style>
    <style:style style:name="T281" style:family="text">
      <style:text-properties officeooo:rsid="00fe5e62"/>
    </style:style>
    <style:style style:name="T282" style:family="text">
      <style:text-properties officeooo:rsid="0100d3b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<text:span text:style-name="T268">Dr </text:span>Kyle A Oman</text:h>
      <text:p text:style-name="P60"><text:tab/><text:span text:style-name="T34">Office: +44 (0) 191 33 43011<text:tab/>Institute for Computational Cosmology</text:span></text:p>
      <text:p text:style-name="P59"><text:tab/><text:span text:style-name="T34">Mobile: +44 (0) 737 693 4098<text:tab/>Department of Physics &amp; Astronomy, Durham University</text:span></text:p>
      <text:p text:style-name="P58"><text:tab/><text:span text:style-name="T34">kyle.a.oman@durham.ac.uk</text:span><text:tab/><text:span text:style-name="T163">South Road, Durham DH1 3LE, United Kingdom<text:line-break/><text:tab/></text:span><text:a xlink:type="simple" xlink:href="https://kyleaoman.github.io/" text:style-name="Internet_20_link" text:visited-style-name="Visited_20_Internet_20_Link"><text:span text:style-name="T279">kyleaoman.github.io</text:span></text:a></text:p>
      <text:p text:style-name="P58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1"><text:span text:style-name="T206">Academic </text:span><text:span text:style-name="T208">Qualifications</text:span><text:span text:style-name="T202"><text:tab/></text:span></text:p>
      <text:p text:style-name="P14"><text:tab/><text:span text:style-name="T35">PhD<text:tab/></text:span><text:span text:style-name="T36">University of Victoria, Astronomy<text:tab/>Aug 201</text:span><text:span text:style-name="T42">7</text:span><text:span text:style-name="T36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4"><text:span text:style-name="T36"><text:tab/></text:span><text:span text:style-name="T35">MSc<text:tab/></text:span><text:span text:style-name="T36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4"><text:span text:style-name="T36"><text:tab/></text:span><text:span text:style-name="T35">BSc</text:span><text:span text:style-name="T36"><text:tab/>University of Waterloo, </text:span><text:span text:style-name="T37">Honours </text:span><text:span text:style-name="T36">Physics (Astrophysics spec.)<text:tab/>Jun 2011<text:line-break/><text:tab/><text:tab/>Graduated on Dean's Honour List<text:line-break/><text:tab/><text:tab/></text:span><text:span text:style-name="T37">Dissertation: “An object-oriented halo finder”<text:line-break/><text:tab/></text:span><text:span text:style-name="T36"><text:tab/></text:span><text:span text:style-name="T37">Supervisor: Michael Balogh</text:span></text:p>
      <text:p text:style-name="P103"><text:span text:style-name="T163">Employment</text:span><text:tab/></text:p>
      <text:p text:style-name="P54"><text:span text:style-name="T191"><text:tab/></text:span><text:span text:style-name="T194">Asst. Professor &amp; Royal Society Dorothy Hodgkin Fellow<text:tab/>Oct 2023 – present<text:line-break/><text:tab/> <text:s/>Institute for Computational Cosmology, Durham University</text:span></text:p>
      <text:p text:style-name="P54"><text:span text:style-name="T191"><text:tab/></text:span><text:span text:style-name="T193">Postdoctoral research associate (grade 8)</text:span><text:span text:style-name="T192"><text:tab/>Jul 2022 </text:span><text:span text:style-name="T191">– </text:span><text:span text:style-name="T194">Sept 2023</text:span><text:span text:style-name="T181"><text:line-break/><text:tab/> <text:s/>Institute for Computational Cosmology, Durham University</text:span></text:p>
      <text:p text:style-name="P27"><text:tab/>Postdoctoral research associate <text:span text:style-name="T274">(grade 7)</text:span><text:tab/>Oct 2019 – <text:span text:style-name="T274">Jun 2022</text:span><text:line-break/><text:tab/> <text:s/>Institute for Computational Cosmology, Durham University</text:p>
      <text:p text:style-name="P26"><text:tab/>Researcher (postdoctoral)<text:tab/>Oct 2017 – Sept 2019<text:line-break/><text:tab/> <text:s/>Kapteyn Astronomical Institute, Rijksuniversiteit Groningen</text:p>
      <text:p text:style-name="P23"><text:tab/><text:span text:style-name="T195">Summer research internship<text:tab/>May 2010 – Aug 2010<text:line-break/></text:span><text:span text:style-name="T4"><text:tab/> <text:s/></text:span><text:span text:style-name="T91">Department of Physics &amp; Astronomy, University of Waterloo</text:span></text:p>
      <text:p text:style-name="P23"><text:span text:style-name="T91"><text:tab/>Summer research internship<text:tab/>May 20</text:span><text:span text:style-name="T93">09</text:span><text:span text:style-name="T91"> </text:span><text:span text:style-name="T92">– </text:span><text:span text:style-name="T91">Aug 2009<text:line-break/></text:span><text:span text:style-name="T4"><text:tab/> <text:s/></text:span><text:span text:style-name="T91">Department of Physics &amp; Astronomy, University of Waterloo</text:span></text:p>
      <text:p text:style-name="P114"/>
      <text:p text:style-name="P113"><text:span text:style-name="T206">Grants, </text:span><text:span text:style-name="T209">Computing Time</text:span><text:span text:style-name="T200"> &amp; </text:span><text:span text:style-name="T204">Funding</text:span><text:span text:style-name="T200"><text:tab/></text:span></text:p>
      <text:p text:style-name="P22"><text:tab/><text:span text:style-name="T279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2"><text:span text:style-name="T6"><text:tab/></text:span><text:span text:style-name="T95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2"><text:tab/><text:span text:style-name="T271">Cosmology and Astroparticle Student &amp; Postdoc Exchange Network Visitor (GBP</text:span><text:span text:style-name="T272"> </text:span><text:span text:style-name="T273">1 400</text:span><text:span text:style-name="T272">)</text:span><text:span text:style-name="T271"><text:tab/>2022</text:span><text:span text:style-name="T270"><text:line-break/><text:tab/> <text:s/></text:span><text:span text:style-name="T6">Title</text:span><text:span text:style-name="T5">: “Structure and equilibrium of simulated dwarf galaxies”</text:span><text:span text:style-name="T270"><text:tab/> <text:s/></text:span></text:p>
      <text:p text:style-name="P55"><text:span text:style-name="T189"><text:tab/>Durham University Physics Department Developing Talent Award </text:span><text:span text:style-name="T190">(GBP 4 000)</text:span><text:span text:style-name="T189"><text:tab/>2022<text:line-break/><text:tab/> <text:s/></text:span><text:span text:style-name="T31">Title</text:span><text:span text:style-name="T248">: “The fragility of dwarf galaxies used as dark matter tracers”</text:span></text:p>
      <text:p text:style-name="P110"><text:span text:style-name="T207">Scholarships</text:span><text:span text:style-name="T200"> &amp; Awards<text:tab/></text:span></text:p>
      <text:p text:style-name="P25"><text:tab/><text:span text:style-name="T274">Durham University Discretionary Award<text:tab/>202</text:span><text:span text:style-name="T280">3</text:span><text:span text:style-name="T274"><text:line-break/><text:tab/> <text:s/>GBP </text:span><text:span text:style-name="T279">5</text:span><text:span text:style-name="T274">00, Institution-level, award by nomination</text:span></text:p>
      <text:p text:style-name="P25"><text:tab/><text:span text:style-name="T274">Durham University Discretionary Award<text:tab/>2022<text:line-break/><text:tab/> <text:s/>GBP 1 000, Institution-level, award by nomination</text:span></text:p>
      <text:p text:style-name="P25"><text:tab/>RM Petrie Memorial Fellowship<text:tab/>2016 – 2017<text:line-break/><text:tab/> <text:s/>CAD 4 750, Institution-level, award by nomination</text:p>
      <text:p text:style-name="P21"><text:tab/>University of Victoria President’s Research Scholarship<text:tab/>2016<text:line-break/><text:tab/> <text:s/>CAD 4 000, Institution-level, award by nomination</text:p>
      <text:p text:style-name="P21"><text:tab/>National Science and Engineering Research Council Canada Graduate <text:tab/>2015 – 2016<text:line-break/><text:tab/><text:span text:style-name="T264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4"><text:tab/>University of Victoria Graduate Award<text:tab/>2014 – 2015<text:line-break/><text:tab/> <text:s/>CAD 6 000, Institution-level, award by nomination</text:p>
      <text:p text:style-name="P21"><text:tab/>Nora and Mark DeGoutière Memorial Scholarship<text:tab/><text:span text:style-name="T264">2014<text:line-break/></text:span><text:tab/> <text:s/>CAD 11 250, Institution-level, award by nomination</text:p>
      <text:p text:style-name="P21"><text:tab/>University of Victoria Fellowship<text:tab/><text:span text:style-name="T264">2013<text:line-break/></text:span><text:tab/> <text:s/>CAD 15 000, Institution-level, award by nomination</text:p>
      <text:p text:style-name="P21"><text:tab/>Queen Elizabeth II Graduate Scholarship in Science and Technology<text:tab/><text:span text:style-name="T264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264">2009<text:line-break/></text:span><text:tab/>Research Award<text:line-break/><text:tab/> <text:s/>CAD 4 500, National-level, summer research scholarship</text:p>
      <text:p text:style-name="P102"><text:soft-page-break/><text:span text:style-name="T196">Research </text:span><text:span text:style-name="T265">student </text:span><text:span text:style-name="T196">supervision</text:span><text:tab/></text:p>
      <text:p text:style-name="P13"><text:span text:style-name="T58">I have co-supervised the thes</text:span><text:span text:style-name="T75">is work of </text:span><text:span text:style-name="T76">10</text:span><text:span text:style-name="T75"> students (3 BSc, </text:span><text:span text:style-name="T76">6</text:span><text:span text:style-name="T75"> MSc/</text:span><text:span text:style-name="T76">MPhys</text:span><text:span text:style-name="T75">, 1 PhD).</text:span><text:span text:style-name="T72"><text:tab/></text:span></text:p>
      <text:p text:style-name="P35"><text:span text:style-name="T37"><text:tab/></text:span><text:span text:style-name="T68">Summer Nuffield Foundation Research Placement Host for Matilda Hunnisett<text:tab/>Aug 2023<text:line-break/><text:tab/> <text:s/>Institute for Computational Cosmology, Durham University</text:span></text:p>
      <text:p text:style-name="P35"><text:span text:style-name="T37"><text:tab/></text:span><text:span text:style-name="T68">Summer Nuffield Foundation Research Placement Host for Piotr Stelmaszczyk<text:tab/>Aug 2023<text:line-break/><text:tab/> <text:s/>Institute for Computational Cosmology, Durham University</text:span></text:p>
      <text:p text:style-name="P35"><text:span text:style-name="T37"><text:tab/></text:span><text:span text:style-name="T66">MPhys thesis co-supervisor (with M. Swinbank) for Lauryn Tapper<text:tab/>Oct 2022 </text:span><text:span text:style-name="T38">– </text:span><text:span text:style-name="T49">present<text:line-break/></text:span><text:span text:style-name="T65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2"><text:tab/></text:span><text:span text:style-name="T73">Summer undergraduate research project supervisor for Eleanor Downing<text:tab/>Jul </text:span><text:span text:style-name="T74">– </text:span><text:span text:style-name="T73">Sept 2022</text:span><text:span text:style-name="T65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7"><text:tab/></text:span><text:span text:style-name="T36">M</text:span><text:span text:style-name="T66">Phys</text:span><text:span text:style-name="T36"> thesis co-supervisor (with A. Fattahi) for Alex Cooke<text:tab/>Oct 2021 </text:span><text:span text:style-name="T38">– </text:span><text:span text:style-name="T66">Apr 2022</text:span><text:span text:style-name="T36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49"><text:span text:style-name="T172"><text:tab/></text:span><text:span text:style-name="T174">M</text:span><text:span text:style-name="T184">Phys</text:span><text:span text:style-name="T174"> thesis co-supervisor (with C. Frenk) for Richard Brooks<text:tab/>Oct 2021 </text:span><text:span text:style-name="T165">– </text:span><text:span text:style-name="T184">Apr 2022</text:span><text:span text:style-name="T174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2"><text:span text:style-name="T37"><text:tab/></text:span><text:span text:style-name="T49">PhD thesis co-supervisor (</text:span><text:span text:style-name="T53">with </text:span><text:span text:style-name="T49">R. Massey, C. Frenk</text:span><text:span text:style-name="T53">)</text:span><text:span text:style-name="T49"> for Ellen Sirks<text:tab/>Jan 2020 </text:span><text:span text:style-name="T38">– </text:span><text:span text:style-name="T67">Oct 2022</text:span><text:span text:style-name="T49"><text:line-break/><text:tab/> <text:s/>Institute for Computational Cosmology, Durham University</text:span></text:p>
      <text:p text:style-name="P12"><text:span text:style-name="T49"><text:tab/></text:span><text:span text:style-name="T63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8"><text:span text:style-name="T172"><text:tab/></text:span><text:span text:style-name="T180">M</text:span><text:span text:style-name="T184">Phys</text:span><text:span text:style-name="T167"> thesis co-supervisor (with C. Frenk) for Finn Roper<text:tab/>Jun 2020 </text:span><text:span text:style-name="T165">– </text:span><text:span text:style-name="T174">Apr 2021</text:span><text:span text:style-name="T167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2"><text:span text:style-name="T172"><text:tab/></text:span><text:span text:style-name="T164">MSc thesis co-supervisor (with M. Verheijen) for Anatolii Zadvornyi<text:tab/>Sept 2019 </text:span><text:span text:style-name="T165">– </text:span><text:span text:style-name="T174">Jul 2021</text:span><text:span text:style-name="T164"><text:line-break/></text:span><text:span text:style-name="T102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1"><text:span text:style-name="T37"><text:tab/></text:span><text:span text:style-name="T47">MSc thesis co-supervisor (with S. Trager) for Amit Upadhyay<text:tab/>Sept 2018 </text:span><text:span text:style-name="T38">– </text:span><text:span text:style-name="T47">Aug 2020<text:line-break/><text:tab/> <text:s/></text:span><text:span text:style-name="T48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7"><text:span text:style-name="T164"><text:tab/>BSc thesis co-supervisor (with M. Verheijen) for Anatolii Zadvornyi<text:tab/>Jan 2019 </text:span><text:span text:style-name="T165">– </text:span><text:span text:style-name="T164">May 2019<text:line-break/><text:tab/> <text:s/></text:span><text:span text:style-name="T166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4"><text:soft-page-break/><text:span text:style-name="T172"><text:tab/></text:span><text:span text:style-name="T164">BSc</text:span><text:span text:style-name="T165"> thesis co-supervisor </text:span><text:span text:style-name="T164">(with J. Navarro, A. Fattahi) </text:span><text:span text:style-name="T165">for James Lan</text:span><text:span text:style-name="T164">e</text:span><text:span text:style-name="T165"><text:tab/>Sept 2016 – </text:span><text:span text:style-name="T171">Apr</text:span><text:span text:style-name="T165"> 2017<text:line-break/></text:span><text:span text:style-name="T103"><text:tab/> <text:s/></text:span><text:span text:style-name="T104">Department of Physics &amp; Astronomy, University of Victoria</text:span><text:span text:style-name="T165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7">BSc</text:span><text:span text:style-name="T36"> thesis co-supervisor </text:span><text:span text:style-name="T49">(with J. Navarro) for </text:span><text:span text:style-name="T36">Patrick McManus<text:tab/>Sept 2016 – </text:span><text:span text:style-name="T39">Apr</text:span><text:span text:style-name="T36"> 2017<text:line-break/><text:tab/> <text:s/></text:span><text:span text:style-name="T48">Department of Physics &amp; Astronomy, University of Victoria</text:span><text:span text:style-name="T36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101"><text:span text:style-name="T77">Teaching Experience</text:span><text:tab/></text:p>
      <text:p text:style-name="P10"><text:span text:style-name="T9"><text:tab/></text:span><text:span text:style-name="T79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7"><text:span text:style-name="T20"><text:tab/></text:span><text:span text:style-name="T126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0"><text:tab/></text:span><text:span text:style-name="T100">G</text:span><text:span text:style-name="T99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3"><text:tab/>Teaching Assistant</text:span><text:span text:style-name="T114">ships – 1</text:span><text:span text:style-name="T115">1</text:span><text:span text:style-name="T114"> appointments </text:span><text:span text:style-name="T115">totalling 45 months</text:span><text:span text:style-name="T114"><text:tab/>2010 – 20</text:span><text:span text:style-name="T115">22</text:span><text:span text:style-name="T114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4"><text:span text:style-name="T94">Publications</text:span><text:span text:style-name="T90"><text:tab/></text:span></text:p>
      <text:p text:style-name="P56"><text:span text:style-name="T108">I </text:span><text:span text:style-name="T116">am an author of </text:span><text:span text:style-name="T117">4</text:span><text:span text:style-name="T118">6</text:span><text:span text:style-name="T116"> refereed articles (</text:span><text:span text:style-name="T126">3</text:span><text:span text:style-name="T129">652</text:span><text:span text:style-name="T116"> citations, H=</text:span><text:span text:style-name="T129">30</text:span><text:span text:style-name="T116">), of which </text:span><text:span text:style-name="T119">8</text:span><text:span text:style-name="T116"> as the first author (</text:span><text:span text:style-name="T125">7</text:span><text:span text:style-name="T129">52</text:span><text:span text:style-name="T116"> citations), and a further </text:span><text:span text:style-name="T125">21</text:span><text:span text:style-name="T116"> in which I had a major role. </text:span><text:span text:style-name="T12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0">. </text:span><text:span text:style-name="T121">I have highlighted some of my best work with a ★. </text:span><text:span text:style-name="T122">P</text:span><text:span text:style-name="T123">apers </text:span><text:span text:style-name="T122">led by students under my supervision</text:span><text:span text:style-name="T123"> are marked with a</text:span><text:span text:style-name="T132"> </text:span><text:span text:style-name="T144">†</text:span><text:span text:style-name="T277">.</text:span></text:p>
      <text:p text:style-name="P97">Pre-prints</text:p>
      <text:list xml:id="list2356313713" text:style-name="L1">
        <text:list-item>
          <text:p text:style-name="P126"><text:span text:style-name="T144">A</text:span><text:span text:style-name="T140">mvrosiadis, Lange, Nightingale, He, Frenk, </text:span><text:span text:style-name="T150">Oman</text:span><text:span text:style-name="T140">, Smail, Swinbank, Fragkoudi, Gadotti, Cole, Borsato, Robertson, Massey, Cao and Li (2023). </text:span><text:span text:style-name="T156">The onset of bar formation in a massive galaxy at z~3.8.</text:span><text:span text:style-name="T140"> MNRAS, submitted.</text:span></text:p>
        </text:list-item>
      </text:list>
      <text:p text:style-name="P96">Refereed publications in primary journals</text:p>
      <text:list xml:id="list214328904935399" text:continue-numbering="true" text:style-name="L1">
        <text:list-item>
          <text:p text:style-name="P127"><text:span text:style-name="T144">P</text:span><text:span text:style-name="T140">uglisi, Dudzevičiūtė, Swinbank, Gillman, Tiley, Cirasuolo, Cortese, Glazebrook, Harrison, Ibar, Molina, Obreschkow, </text:span><text:span text:style-name="T150">Oman</text:span><text:span text:style-name="T140">, Schaller, Shankar and Sharples (2023). </text:span><text:span text:style-name="T156">KURVS: The outer rotation curve shapes and dark matter fractions of z~1.5 star-forming galaxies.</text:span><text:span text:style-name="T140"> MNRAS </text:span><text:span text:style-name="T149">524: 2814</text:span><text:span text:style-name="T140">. </text:span><text:span text:style-name="T148">[arxiv:2305.04382]</text:span></text:p>
        </text:list-item>
        <text:list-item>
          <text:p text:style-name="P128"><text:span text:style-name="T144">† </text:span><text:span text:style-name="T145">Brooks, </text:span><text:span text:style-name="T152">Oman</text:span><text:span text:style-name="T145"> and Frenk (2022). </text:span><text:span text:style-name="T158">The North-South asymmetry of the ALFALFA HI velocity width function</text:span><text:span text:style-name="T145">. MNRAS </text:span><text:span text:style-name="T148">522: 4043</text:span><text:span text:style-name="T145">. [arxiv:2211.08092]</text:span></text:p>
        </text:list-item>
        <text:list-item>
          <text:p text:style-name="P129"><text:span text:style-name="T144">† </text:span><text:span text:style-name="T140">Downing and </text:span><text:span text:style-name="T150">Oman</text:span><text:span text:style-name="T140"> (2023). </text:span><text:span text:style-name="T156">The many reasons that the rotation curves of low-mass galaxies can fail as tracers of their matter distributions.</text:span><text:span text:style-name="T140"> MNRAS </text:span><text:span text:style-name="T148">522: 3318</text:span><text:span text:style-name="T140">. [arxiv:2301.05242]</text:span></text:p>
        </text:list-item>
        <text:list-item>
          <text:p text:style-name="P129"><text:span text:style-name="T144">R</text:span><text:span text:style-name="T145">eeves, Hudson and </text:span><text:span text:style-name="T152">Oman</text:span><text:span text:style-name="T145"> (2022). </text:span><text:span text:style-name="T158">Constraining satellite quenching timescales in galaxy clusters by forward-modelling stellar ages and quiescent fractions in projected phase space.</text:span><text:span text:style-name="T145"> MNRAS </text:span><text:span text:style-name="T148">522: 1779</text:span><text:span text:style-name="T145">. [arxiv:2211.09145]</text:span></text:p>
        </text:list-item>
        <text:list-item>
          <text:p text:style-name="P130"><text:span text:style-name="T144">† </text:span><text:span text:style-name="T235">Roper, </text:span><text:span text:style-name="T225">Oman</text:span><text:span text:style-name="T235">, Frenk, Ben</text:span><text:span text:style-name="T144">ítez-Llambay, Navarro and Santos-Santos (2022). </text:span><text:span text:style-name="T159">The diversity of rotation curves of simulated galaxies with cusps and cores</text:span><text:span text:style-name="T144">. MNRAS</text:span><text:span text:style-name="T147"> </text:span><text:span text:style-name="T148">521: 1316</text:span><text:span text:style-name="T144">. [arxiv:2203.16652]</text:span></text:p>
        </text:list-item>
        <text:list-item>
          <text:p text:style-name="P130"><text:span text:style-name="T14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1">Oman</text:span><text:span text:style-name="T14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6">(2022)</text:span><text:span text:style-name="T141">. </text:span><text:span text:style-name="T157">The Astropy project: Sustaining and growing a community-oriented open-source project and the latest major release (v5.0) of the core package.</text:span><text:span text:style-name="T141"> ApJ </text:span><text:span text:style-name="T145">935: 167</text:span><text:span text:style-name="T141">. </text:span><text:span text:style-name="T142">[arxiv:</text:span><text:span text:style-name="T143">2206.14220</text:span><text:span text:style-name="T142">]</text:span></text:p>
        </text:list-item>
        <text:list-item>
          <text:p text:style-name="P131"><text:span text:style-name="T233">Bilimogga, </text:span><text:span text:style-name="T224">Oman</text:span><text:span text:style-name="T233">, Verheijen and van der Hulst (2021). </text:span><text:span text:style-name="T247">Using EAGLE simulations to study the effect of observational constraints on determination of HI asymmetries in galaxies</text:span><text:span text:style-name="T233">. MNRAS </text:span><text:span text:style-name="T234">513: 5310</text:span><text:span text:style-name="T233">. [arxiv:2205.00675]</text:span></text:p>
        </text:list-item>
        <text:list-item>
          <text:p text:style-name="P132"><text:span text:style-name="T229">Mancera</text:span><text:span text:style-name="T227">-Piña</text:span><text:span text:style-name="T231">, </text:span><text:span text:style-name="T229">Fraternali, Oosterloo, Adams, </text:span><text:span text:style-name="T222">Oman</text:span><text:span text:style-name="T229"> and Leisman (202</text:span><text:span text:style-name="T232">2</text:span><text:span text:style-name="T229">). </text:span><text:span text:style-name="T243">No need for dark matter: resolved kinematics of the ultra-diffuse galaxy AGC 114905.</text:span><text:span text:style-name="T229"> MNRAS</text:span><text:span text:style-name="T230"> 512: 3230</text:span><text:span text:style-name="T229">. [arxiv:</text:span><text:span text:style-name="T232">2112.00017</text:span><text:span text:style-name="T229">]</text:span></text:p>
        </text:list-item>
        <text:list-item>
          <text:p text:style-name="P132"><text:span text:style-name="T141">† </text:span><text:span text:style-name="T229">Sirks, </text:span><text:span text:style-name="T222">Oman</text:span><text:span text:style-name="T229">, Robertson, Massey and Frenk (2021). </text:span><text:span text:style-name="T243">The effects of self-interacting dark matter on the stripping of galaxies that fall into clusters</text:span><text:span text:style-name="T229">. MNRAS </text:span><text:span text:style-name="T230">511: 5927</text:span><text:span text:style-name="T229">. [arxiv:2109.03257]</text:span></text:p>
        </text:list-item>
        <text:list-item>
          <text:p text:style-name="P133"><text:span text:style-name="T262">Oman</text:span><text:span text:style-name="T254"> (202</text:span><text:span text:style-name="T257">2</text:span><text:span text:style-name="T254">). </text:span><text:span text:style-name="T238">The ALFALFA </text:span><text:span text:style-name="T239">HI</text:span><text:span text:style-name="T238"> velocity width function.</text:span><text:span text:style-name="T254"> MNRAS </text:span><text:span text:style-name="T256">509:</text:span><text:span text:style-name="T254"> </text:span><text:span text:style-name="T256">3268</text:span><text:span text:style-name="T254">. [arxiv:2108.08856]</text:span></text:p>
        </text:list-item>
        <text:list-item>
          <text:p text:style-name="P133"><text:span text:style-name="T250">K</text:span><text:span text:style-name="T249">arunakaran, Spekkens, </text:span><text:span text:style-name="T259">Oman</text:span><text:span text:style-name="T249">, Simpson, Fattahi, Sand, Bennet, Crnojevi</text:span><text:span text:style-name="T154">ć</text:span><text:span text:style-name="T249">, Frenk, G</text:span><text:span text:style-name="T154">ó</text:span><text:span text:style-name="T249">mez, Grand, Jones, Marinacci, Mutlu-Pakdil, Navarro </text:span><text:span text:style-name="T253">and</text:span><text:span text:style-name="T249"> Zaritsky (2021). </text:span><text:span text:style-name="T236">Satellites around Milky Way analogs: Tension in the number and fraction of quiescent satellites seen in observations versus simulations.</text:span><text:span text:style-name="T249"> ApJ </text:span><text:span text:style-name="T255">916: 19</text:span><text:span text:style-name="T249">. [arxiv:2105.09321]</text:span></text:p>
        </text:list-item>
        <text:list-item>
          <text:p text:style-name="P134"><text:soft-page-break/><text:span text:style-name="T275">† </text:span><text:span text:style-name="T249">Upadhyay, </text:span><text:span text:style-name="T259">Oman</text:span><text:span text:style-name="T249"> </text:span><text:span text:style-name="T253">and</text:span><text:span text:style-name="T261"> </text:span><text:span text:style-name="T249">Trager (2021). </text:span><text:span text:style-name="T236">Star formation histories of Coma Cluster galaxies matched to simulated orbits hint at quenching around first pericenter.</text:span><text:span text:style-name="T249"> A&amp;A </text:span><text:span text:style-name="T255">652: A16</text:span><text:span text:style-name="T249">. [arxiv:2104.04388]</text:span></text:p>
        </text:list-item>
        <text:list-item>
          <text:p text:style-name="P135"><text:span text:style-name="T250">Brouwer, </text:span><text:span text:style-name="T260">Oman</text:span><text:span text:style-name="T250">, </text:span><text:span text:style-name="T251">Valentijn, Bilicki, Heymans, Hoekstra, Napolitano, Roy, Tortora, Wright, Asgari, van den Busch, Dvornik, Erben, Giblin, Graham, Hildebrandt, Hopkins, Kannawadi, Kuijken, Liske, Shan, Tr</text:span><text:span text:style-name="T155">ö</text:span><text:span text:style-name="T251">ster and Visser (202</text:span><text:span text:style-name="T252">1</text:span><text:span text:style-name="T251">). </text:span><text:span text:style-name="T237">The weak lensing radial acceleration relation: Constraining modified gravity and cold dark matter theories with KiDS-1000.</text:span><text:span text:style-name="T251"> A&amp;A </text:span><text:span text:style-name="T252">650: A113</text:span><text:span text:style-name="T251">. </text:span><text:span text:style-name="T252">[arxiv:2106.11677]</text:span></text:p>
        </text:list-item>
        <text:list-item>
          <text:p text:style-name="P136"><text:span text:style-name="T214">B</text:span><text:span text:style-name="T211">oard, Bozorgnia, Strigari, Grand, Fattahi, Frenk, Marinacci, Navarro and </text:span><text:span text:style-name="T218">Oman</text:span><text:span text:style-name="T211"> (2021). </text:span><text:span text:style-name="T241">Velocity-dependent J-factors for annihilation radiation from cosmological simulations.</text:span><text:span text:style-name="T211"> JCAP 2021-04: 70. </text:span><text:span text:style-name="T215">[arxiv:</text:span><text:span text:style-name="T211">2101.06284</text:span><text:span text:style-name="T215">]</text:span></text:p>
        </text:list-item>
        <text:list-item>
          <text:p text:style-name="P136"><text:span text:style-name="T219">★ Oman</text:span><text:span text:style-name="T216">, Bahé, Healy, Hess, Hudson and Verheijen (2021). </text:span><text:span text:style-name="T244">A homogeneous measurement of the delay between the onsets of gas stripping and star formation quenching in satellite galaxies of groups and clusters.</text:span><text:span text:style-name="T216"> MNRAS </text:span><text:span text:style-name="T217">501: 5073</text:span><text:span text:style-name="T216">. [arxiv:2009.00667]</text:span></text:p>
        </text:list-item>
        <text:list-item>
          <text:p text:style-name="P136"><text:span text:style-name="T216">Deason, </text:span><text:span text:style-name="T219">Oman</text:span><text:span text:style-name="T216">, Fattahi, Schaller, Jauzac, Zhang, Montes, Bahé, Dalla Vecchia, Kay and Evans (2020). </text:span><text:span text:style-name="T244">Stellar splashback: </text:span><text:span text:style-name="T245">t</text:span><text:span text:style-name="T244">he edge of the intracluster light.</text:span><text:span text:style-name="T216"> MNRAS 500: 4181. [arxiv:2010.02937]</text:span></text:p>
        </text:list-item>
        <text:list-item>
          <text:p text:style-name="P136"><text:span text:style-name="T213">Genina, Read, Frenk, Cole, Benítez-Llambay, Ludlow, Navarro, </text:span><text:span text:style-name="T220">Oman</text:span><text:span text:style-name="T213"> and Robertson (2020). </text:span><text:span text:style-name="T242">To beta or not to beta: can higher-order Jeans analysis break the mass-anisotropy degeneracy in simulated dwarfs?</text:span><text:span text:style-name="T213"> MNRAS </text:span><text:span text:style-name="T216">498: 144</text:span><text:span text:style-name="T213">. [arxiv:1911.09124]</text:span></text:p>
        </text:list-item>
        <text:list-item>
          <text:p text:style-name="P136"><text:span text:style-name="T213">Deason, Fattahi, Frenk, Grand, </text:span><text:span text:style-name="T220">Oman</text:span><text:span text:style-name="T213">, Garrison-Kimmel, Simpson and Navarro (2020). </text:span><text:span text:style-name="T242">The edge of the Galaxy.</text:span><text:span text:style-name="T213"> MNRAS 496: 3929. [arxiv:2002.09497]</text:span></text:p>
        </text:list-item>
        <text:list-item>
          <text:p text:style-name="P136"><text:span text:style-name="T213">Mancera-Piña, Fraternali, </text:span><text:span text:style-name="T220">Oman</text:span><text:span text:style-name="T213">, Adams, Bacchini, Marasco, Oosterloo, Pezzulli, Posti, Leisman, Cannon, di Teodoro, Gault, Haynes, Reiter, Rhode, Salzer and Smith (2020). </text:span><text:span text:style-name="T242">Robust HI kinematics of gas-rich ultra-diffuse galaxies: hints of a weak-feedback formation scenario.</text:span><text:span text:style-name="T213"> MNRAS 495: 3636. [arxiv:2004.14392]</text:span></text:p>
        </text:list-item>
        <text:list-item>
          <text:p text:style-name="P136"><text:span text:style-name="T213">Marasco, Posti, </text:span><text:span text:style-name="T220">Oman</text:span><text:span text:style-name="T213">, Famaey, Cresci and Fraternali (2020). </text:span><text:span text:style-name="T242">Massive disc galaxies in cosmological hydrodynamical simulations are too dark matter-dominated.</text:span><text:span text:style-name="T213"> A&amp;A, 883: L33. [arxiv:2005.01724]</text:span></text:p>
        </text:list-item>
        <text:list-item>
          <text:p text:style-name="P136"><text:span text:style-name="T213">★ Santos-Santos, Navarro, Robertson, Benítez-Llambay, </text:span><text:span text:style-name="T220">Oman</text:span><text:span text:style-name="T213">, Lovell, Frenk, Ludlow, Fattahi and Ritz (2020). </text:span><text:span text:style-name="T242">Baryonic clues to the puzzling diversity of dwarf galaxy rotation curves.</text:span><text:span text:style-name="T213"> MNRAS 495: 58. [arxiv:1911.09116]</text:span></text:p>
        </text:list-item>
        <text:list-item>
          <text:p text:style-name="P136"><text:span text:style-name="T213">Cautun, Benítez-Llambay, Deason, Frenk, Fattahi, Gómez, Grand, </text:span><text:span text:style-name="T220">Oman</text:span><text:span text:style-name="T213">, Navarro and Simpson (2020). </text:span><text:span text:style-name="T242">The Milky Way total mass profile as inferred fr</text:span><text:span text:style-name="T246">o</text:span><text:span text:style-name="T242">m Gaia DR2.</text:span><text:span text:style-name="T213"> MNRAS 494: 4291. [arxiv:1911.04557]</text:span></text:p>
        </text:list-item>
        <text:list-item>
          <text:p text:style-name="P136"><text:span text:style-name="T213">Richings, Frenk, Jenkins, Robertson, Fattahi, Grand, Navarro, Pakmor, Gómez, Marinacci and </text:span><text:span text:style-name="T220">Oman</text:span><text:span text:style-name="T213"> (2020). </text:span><text:span text:style-name="T242">Subhalo destruction in the APOSTLE and Auriga simulations.</text:span><text:span text:style-name="T213"> MNRAS 492: 5780. [arxiv:1811.12437]</text:span></text:p>
        </text:list-item>
      </text:list>
      <text:p text:style-name="P88"/>
      <text:list xml:id="list214329706076251" text:continue-numbering="true" text:style-name="L1">
        <text:list-item>
          <text:p text:style-name="P137"><text:span text:style-name="T276">† </text:span><text:span text:style-name="T213">Lane, Navarro, Fattahi, </text:span><text:span text:style-name="T220">Oman</text:span><text:span text:style-name="T213"> and Bovy (2020). </text:span><text:span text:style-name="T242">The Ophiuchus stream progenitor: a new type of globular cluster and its possible Sagittarius connection.</text:span><text:span text:style-name="T213"> MNRAS 492: 4164. [arxiv:1905.12633</text:span><text:span text:style-name="T212">]</text:span></text:p>
        </text:list-item>
        <text:list-item>
          <text:p text:style-name="P136"><text:span text:style-name="T213">Chauhan, Lagos, Obreschkow, Power, </text:span><text:span text:style-name="T220">Oman</text:span><text:span text:style-name="T213"> and Elahi (2019). </text:span><text:span text:style-name="T242">The HI velocity function: a test of cosmology or baryon physics?</text:span><text:span text:style-name="T213"> MNRAS 488: 5898. [arxiv:1906.06130</text:span><text:span text:style-name="T212">]</text:span></text:p>
        </text:list-item>
        <text:list-item>
          <text:p text:style-name="P136"><text:span text:style-name="T213">Genina, Frenk, Benítez-Llambay, Cole, Navarro, </text:span><text:span text:style-name="T220">Oman</text:span><text:span text:style-name="T213"> and Fattahi (2019). </text:span><text:span text:style-name="T242">The distinct stellar metallicity populations of simulated Local Group dwarfs.</text:span><text:span text:style-name="T213"> MNRAS 488: 2312. [arxiv:1812.04839]</text:span></text:p>
        </text:list-item>
        <text:list-item>
          <text:p text:style-name="P136"><text:span text:style-name="T213">Bose, Frenk, Jenkins, Fattahi, Gomez, Grand, Marinacci, Navarro, </text:span><text:span text:style-name="T220">Oman</text:span><text:span text:style-name="T213">, Pakmor, Schaye, Simpson and Springel (2019). </text:span><text:span text:style-name="T242">No cores in dark matter-dominated dwarf galaxies with bursty star formation histories.</text:span><text:span text:style-name="T213"> MNRAS, 486: 4790. [arxiv:1810.03635]</text:span></text:p>
        </text:list-item>
        <text:list-item>
          <text:p text:style-name="P136"><text:span text:style-name="T213">Owers, Hudson, </text:span><text:span text:style-name="T220">Oman</text:span><text:span text:style-name="T213">, Bland-Hawthron, Brough, Bryant, Cortese, Couch, Croom, van de Sande, Federrath, Groves, Hopkins, Lawrence, Lorente, McDermid, Medling, Richards, Scott, Taranu, Welker and Yi (2019). </text:span><text:span text:style-name="T242">The SAMI Galaxy Survey: Quenching of star formation in clusters I. Transition galaxies.</text:span><text:span text:style-name="T213"> ApJ 873: 52. [arxiv:1901.08185]</text:span></text:p>
        </text:list-item>
        <text:list-item>
          <text:p text:style-name="P136"><text:span text:style-name="T220">★ Oman</text:span><text:span text:style-name="T213">, Marasco, Navarro, Frenk, Schaye and Benítez-Llambay (2019). </text:span><text:span text:style-name="T242">Non-circular motions and the diversity of dwarf galaxy rotation curves.</text:span><text:span text:style-name="T213"> MNRAS 482: 821. [arxiv:1706.07478]</text:span></text:p>
        </text:list-item>
        <text:list-item>
          <text:p text:style-name="P136"><text:span text:style-name="T213">Digby, Navarro, Fattahi, Simpson, </text:span><text:span text:style-name="T220">Oman</text:span><text:span text:style-name="T213">, Gomez, Frenk, Grand and Pakmor (2018). </text:span><text:span text:style-name="T242">The star formation histories of dwarf galaxies in Local Group cosmological simulations.</text:span><text:span text:style-name="T213"> MNRAS 485: 5423. [arxiv:1812.04839]</text:span></text:p>
        </text:list-item>
        <text:list-item>
          <text:p text:style-name="P136"><text:span text:style-name="T213">Mancera-Piña, Fraternali, Adams, Marasco, Oosterloo, </text:span><text:span text:style-name="T220">Oman</text:span><text:span text:style-name="T213">, Leisman, di Teodoro, Posti, Battipaglia, Cannon, Gault, Haynes, Janowiecki, McAllan, Pagel, Reiter, Rhode, Salzer and Smith (2019). </text:span><text:span text:style-name="T242">Off the baryonic Tully-Fisher relation: a population of baryon-dominated ultra-diffuse galaxies.</text:span><text:span text:style-name="T213"> ApJL 883: 33. [arxiv:1909.01363]</text:span></text:p>
        </text:list-item>
        <text:list-item>
          <text:p text:style-name="P136"><text:span text:style-name="T213">Fattahi, Navarro, Frenk, </text:span><text:span text:style-name="T220">Oman</text:span><text:span text:style-name="T213">, Sawala and Schaller (2018). </text:span><text:span text:style-name="T242">Tidal stripping and the structure of dwarf galaxies in the Local Group.</text:span><text:span text:style-name="T213"> MNRAS 476: 3816. [arxiv:1707.03898]</text:span></text:p>
        </text:list-item>
        <text:list-item>
          <text:p text:style-name="P118"><text:span text:style-name="T227">N</text:span><text:span text:style-name="T228">a</text:span><text:span text:style-name="T227">varro, Yozin, Loewen, Benítez-Llambay, Fattahi, Frenk, </text:span><text:span text:style-name="T221">Oman</text:span><text:span text:style-name="T227">, Schaye and Theuns (2018). </text:span><text:span text:style-name="T242">The innate origin of radial and vertical gradients in a simulated galaxy disc.</text:span><text:span text:style-name="T227"> MNRAS 476: 3648. [arxiv:1709.01040]</text:span></text:p>
        </text:list-item>
        <text:list-item>
          <text:p text:style-name="P118"><text:span text:style-name="T227">Marasco, </text:span><text:span text:style-name="T221">Oman</text:span><text:span text:style-name="T227">, Navarro, Frenk and Oosterloo (2018). </text:span><text:span text:style-name="T242">Bars in dark-matter-dominated dwarf galaxy discs.</text:span><text:span text:style-name="T227"> MNRAS 476: 2168. [arxiv:1711.09914]</text:span></text:p>
        </text:list-item>
        <text:list-item>
          <text:p text:style-name="P118"><text:span text:style-name="T227">Genina, <text:s/>Benítez-Llambay, Frenk, Cole, Fattahi, Navarro, </text:span><text:span text:style-name="T221">Oman</text:span><text:span text:style-name="T227">, Sawala and Theuns (2018). </text:span><text:span text:style-name="T242">The core-cusp problem: a matter of perspective.</text:span><text:span text:style-name="T227"> MNRAS 474: 1398. [arxiv:1707.06303]</text:span></text:p>
        </text:list-item>
        <text:list-item>
          <text:p text:style-name="P118"><text:span text:style-name="T227">Navarro, Benítez-Llambay, Fattahi, Frenk, Ludlow, </text:span><text:span text:style-name="T221">Oman</text:span><text:span text:style-name="T227">, Schaller and Theuns (2017). </text:span><text:span text:style-name="T242">The origin of the mass discrepancy-acceleration relation in ΛCDM.</text:span><text:span text:style-name="T227"> MNRAS 471: 1841. [arxiv:1612.06329]</text:span></text:p>
        </text:list-item>
        <text:list-item>
          <text:p text:style-name="P118"><text:span text:style-name="T227">Campbell, Frenk, Jenkins, Eke, Navarro, Sawala, Schaller, Fattahi, </text:span><text:span text:style-name="T221">Oman</text:span><text:span text:style-name="T227"> and Theuns (2017). </text:span><text:span text:style-name="T242">Knowing the unknowns: uncertainties in simple estimators of dynamical masses.</text:span><text:span text:style-name="T227"> MNRAS 469: 2335. [arxiv:1603.04443]</text:span></text:p>
        </text:list-item>
      </text:list>
      <text:p text:style-name="P115"/>
      <text:list xml:id="list214329652779419" text:continue-numbering="true" text:style-name="L1">
        <text:list-item>
          <text:p text:style-name="P119"><text:span text:style-name="T227">Wang, Fattahi, Cooper, Sawala, Strigari, Frenk, Navarro, </text:span><text:span text:style-name="T221">Oman</text:span><text:span text:style-name="T227"> and Schaller (2017). </text:span><text:span text:style-name="T242">Tidal features of classical Milky Way satellites in a Λ cold dark matter universe.</text:span><text:span text:style-name="T227"> MNRAS 468: 4887. [arxiv:1611.00778]</text:span></text:p>
        </text:list-item>
        <text:list-item>
          <text:p text:style-name="P118"><text:span text:style-name="T227">Sawala, Pihajoki, Johansson, Frenk, Navarro, </text:span><text:span text:style-name="T221">Oman</text:span><text:span text:style-name="T227"> and White (2017). </text:span><text:span text:style-name="T242">Shaken and stirred: The Milky Way's dark substructures.</text:span><text:span text:style-name="T227"> MNRAS 467: 4383. [arxiv:1609.01718]</text:span></text:p>
        </text:list-item>
        <text:list-item>
          <text:p text:style-name="P120"><text:span text:style-name="T227">Ludlow, Benítez-Llambay, Schaller, Theuns, Frenk, Bower, Schaye, Crain, Navarro, Fattahi and </text:span><text:span text:style-name="T221">Oman</text:span><text:span text:style-name="T227"> (2017). </text:span><text:span text:style-name="T242">The Mass-discrepancy acceleration relation: a natural outcome of galaxy formation in CDM halos.</text:span><text:span text:style-name="T227"> Phys Rev Lett 118: 161103. [arxiv:1610.07663]</text:span></text:p>
        </text:list-item>
        <text:list-item>
          <text:p text:style-name="P120"><text:span text:style-name="T227">Benítez-Llambay, Navarro, Frenk, Sawala, </text:span><text:span text:style-name="T221">Oman</text:span><text:span text:style-name="T227">, Fattahi, Schaller, Schaye, Crain and Theuns (2017). </text:span><text:span text:style-name="T242">The properties of “dark” LCDM haloes in the Local Group.</text:span><text:span text:style-name="T227"> MNRAS 465: 3913. [arxiv:1609.01301]</text:span></text:p>
        </text:list-item>
        <text:list-item>
          <text:p text:style-name="P118"><text:span text:style-name="T227">Starkenburg, </text:span><text:span text:style-name="T221">Oman</text:span><text:span text:style-name="T227">, Navarro, Crain, Fattahi, Frenk, Sawala and Schaye (2017). </text:span><text:span text:style-name="T242">The oldest and most pristine stars in the APOSTLE Local Group simulations.</text:span><text:span text:style-name="T227"> MNRAS 465: 2212. [arxiv:1609.05214]</text:span></text:p>
        </text:list-item>
        <text:list-item>
          <text:p text:style-name="P118"><text:span text:style-name="T227">Sales, Navarro, </text:span><text:span text:style-name="T221">Oman</text:span><text:span text:style-name="T227">, Fattahi, Ferrero, Abadi, Bower, Crain, Frenk, Sawala, Schaller, Schaye, Theuns and White (2016). </text:span><text:span text:style-name="T242">The low-mass end of the baryonic Tully-Fisher relation.</text:span><text:span text:style-name="T227"> MNRAS 464: 2419. [arxiv:1602.02155]</text:span></text:p>
        </text:list-item>
        <text:list-item>
          <text:p text:style-name="P118"><text:span text:style-name="T221">Oman</text:span><text:span text:style-name="T227"> and Hudson (2016). </text:span><text:span text:style-name="T242">Satellite quenching timescales in clusters from projected phase space measurements matched to simulated orbits.</text:span><text:span text:style-name="T227"> MNRAS, 463: 3083. [arxiv:1607.07934]</text:span></text:p>
        </text:list-item>
        <text:list-item>
          <text:p text:style-name="P118"><text:span text:style-name="T227">Schaller, Frenk, Fattahi, Navarro, </text:span><text:span text:style-name="T221">Oman</text:span><text:span text:style-name="T227"> and Sawala (2016). </text:span><text:span text:style-name="T242">The low abundance and insignificance of dark discs in simulated Milky Way galaxies.</text:span><text:span text:style-name="T227"> MNRAS 461: L56. [arxiv:1605.02770]</text:span></text:p>
        </text:list-item>
        <text:list-item>
          <text:p text:style-name="P118"><text:span text:style-name="T221">Oman</text:span><text:span text:style-name="T227">, Navarro, Sales, Fattahi, Frenk, Sawala, Schaller and White (2016). </text:span><text:span text:style-name="T242">Missing dark matter in dwarf galaxies?</text:span><text:span text:style-name="T227"> MNRAS 460: 3610. [arxiv:1601.01026]</text:span></text:p>
        </text:list-item>
        <text:list-item>
          <text:p text:style-name="P118"><text:span text:style-name="T227">Sawala, Frenk, Fattahi, Navarro, Bower, Crain, Dalla Vecchia, Furlong, Helly, Jenkins, </text:span><text:span text:style-name="T221">Oman</text:span><text:span text:style-name="T227">, Schaller, Schaye, Theuns, Trayford and White (2016). </text:span><text:span text:style-name="T242">The APOSTLE simulations: solutions to the Local Group's cosmic puzzles.</text:span><text:span text:style-name="T227"> MNRAS 457: 1931. [arxiv:1511.01098]</text:span></text:p>
        </text:list-item>
        <text:list-item>
          <text:p text:style-name="P118"><text:span text:style-name="T227">Fattahi, Navarro, Sawala, Frenk, </text:span><text:span text:style-name="T221">Oman</text:span><text:span text:style-name="T227">, Crain, Furlong, Schaller, Schaye, Theuns and Jenkins (2016). </text:span><text:span text:style-name="T242">The APOSTLE project: Local Group kinematic mass constraints and simulation candidate selection.</text:span><text:span text:style-name="T227"> MNRAS 457: 844. [arxiv:1507.03643]</text:span></text:p>
        </text:list-item>
        <text:list-item>
          <text:p text:style-name="P118"><text:span text:style-name="T221">★ Oman</text:span><text:span text:style-name="T227">, Navarro, Fattahi, Frenk, Sawala, White, Bower, Crain, Furlong, Schaller, Schaye and Theuns (2015). </text:span><text:span text:style-name="T242">The unexpected diversity of dwarf galaxy rotation curves.</text:span><text:span text:style-name="T227"> MNRAS. 452: 3650. [arxiv:1504.01437]</text:span></text:p>
        </text:list-item>
        <text:list-item>
          <text:p text:style-name="P118"><text:span text:style-name="T227">Taranu, Hudson, Balogh, Smith, Power, </text:span><text:span text:style-name="T221">Oman</text:span><text:span text:style-name="T227">, Krane (2014). </text:span><text:span text:style-name="T242">Quenching star formation in cluster galaxies.</text:span><text:span text:style-name="T227"> MNRAS 440: 1934. [arxiv:1211.3411]</text:span></text:p>
        </text:list-item>
        <text:list-item>
          <text:p text:style-name="P118"><text:span text:style-name="T221">Oman</text:span><text:span text:style-name="T227">, Hudson and Behroozi (2013). </text:span><text:span text:style-name="T242">Disentangling satellite galaxy populations using orbit tracking in simulations.</text:span><text:span text:style-name="T227"> MNRAS 431: 2307. [arxiv:1301.6757]</text:span></text:p>
        </text:list-item>
      </text:list>
      <text:p text:style-name="P91"><text:span text:style-name="T213">O</text:span><text:span text:style-name="T211">ther refereed publications</text:span></text:p>
      <text:list xml:id="list214328489995236" text:continue-numbering="true" text:style-name="L1">
        <text:list-item>
          <text:p text:style-name="P118"><text:span text:style-name="T223">Oman</text:span><text:span text:style-name="T226">, Starkenburg and Navarro (2018). </text:span><text:span text:style-name="T246">The “building blocks” of stellar haloes.</text:span><text:span text:style-name="T226"> Galaxies 5: 33. [arxiv:1708.00929]</text:span></text:p>
          <text:p text:style-name="P121"/>
          <text:p text:style-name="P122">Non-refereed publications &amp; software</text:p>
        </text:list-item>
        <text:list-item>
          <text:p text:style-name="P123"><text:span text:style-name="T35">Oman</text:span><text:span text:style-name="T36">, Brouwer, Ludlow and Navarro (2020). </text:span><text:span text:style-name="T8">Observational constraints on the slope of the radial acceleration relation at low accelerations.</text:span><text:span text:style-name="T36"> [arxiv:2006.06700]</text:span></text:p>
        </text:list-item>
        <text:list-item>
          <text:p text:style-name="P124"><text:span text:style-name="T35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4"><text:span text:style-name="T218">Oman</text:span><text:span text:style-name="T211"> (2017). </text:span><text:span text:style-name="T241">The APOSTLE simulations: Rotation curves derived from synthetic 21-cm observations.</text:span><text:span text:style-name="T211"> Rediscovering our Galaxy, Proceedings of the IAU Symposium 334: 213. [arXiv: 1712.02562]</text:span></text:p>
        </text:list-item>
        <text:list-item>
          <text:p text:style-name="P125"><text:span text:style-name="T249">Fattahi, Navarro, Sawala, Frenk, Sales, </text:span><text:span text:style-name="T259">Oman</text:span><text:span text:style-name="T249">, Schaller and Wang (2016). </text:span><text:span text:style-name="T236">The cold dark matter content of Galactic dwarf spheroidals: no cores, no failures, no problem.</text:span><text:span text:style-name="T249"> [arxiv:1607.06479]</text:span></text:p>
        </text:list-item>
        <text:list-item>
          <text:p text:style-name="P125"><text:span text:style-name="T258">Sawala, Frenk, Fattahi, Navarro, Bower, Crain, Dalla Vecchia, Furlong, Helly, Jenkins, </text:span><text:span text:style-name="T263">Oman</text:span><text:span text:style-name="T258">, Scahller, Schaye, Theuns, Trayford and White (2014). </text:span><text:span text:style-name="T240">Local Group galaxies emerge from the dark.</text:span><text:span text:style-name="T258"> [arxiv:1412.2748]</text:span></text:p>
        </text:list-item>
      </text:list>
      <text:p text:style-name="P89"><text:span text:style-name="T161">Conferences and Workshops</text:span><text:tab/></text:p>
      <text:p text:style-name="P54"><text:span text:style-name="T109"><text:tab/></text:span><text:span text:style-name="T128">Contributed talk at “Towards unified sub-grid prescriptions for galaxy modeling”<text:tab/>Sept 2023<text:line-break/><text:tab/> <text:s/>Lorentz Centre, Leiden, The Netherlands</text:span></text:p>
      <text:p text:style-name="P54"><text:span text:style-name="T109"><text:tab/></text:span><text:span text:style-name="T128">Contributed talk at “FiatLux”<text:tab/>Jun 2023<text:line-break/><text:tab/> <text:s/>Centro Mariapoli, Castel Gandolfo, Italy</text:span></text:p>
      <text:p text:style-name="P54"><text:span text:style-name="T109"><text:tab/></text:span><text:span text:style-name="T126">Contributed talk at </text:span><text:span text:style-name="T127">“Pathfinder HI Survey Coordination Committee workshop”<text:tab/></text:span><text:span text:style-name="T126">Mar 2023<text:line-break/><text:tab/> <text:s/>University of Cape Town, Cape Town, South Africa</text:span></text:p>
      <text:p text:style-name="P51"><text:span text:style-name="T109"><text:tab/></text:span><text:span text:style-name="T126">Poster at “IAUS 379: Dynamical masses of Local Group galaxies”<text:tab/>Mar 2023<text:line-break/><text:tab/> <text:s/>Telegrafenberg, Potsdam, Germany</text:span></text:p>
      <text:p text:style-name="P51"><text:span text:style-name="T109"><text:tab/></text:span><text:span text:style-name="T112">Contributed talk at “Virgo meeting”<text:tab/>Jul 2022<text:line-break/><text:tab/> <text:s/></text:span><text:span text:style-name="T113">Max-Planck Institute for Astrophysics, Garching, Germany</text:span></text:p>
      <text:p text:style-name="P45"><text:span text:style-name="T109"><text:tab/></text:span><text:span text:style-name="T111">Contributed</text:span><text:span text:style-name="T110"> talk at “</text:span><text:span text:style-name="T111">EAS2022/</text:span><text:span text:style-name="T110">SS8: D</text:span><text:span text:style-name="T130">warf galaxies beyond the Local Group”</text:span><text:span text:style-name="T131"><text:tab/></text:span><text:span text:style-name="T130">Jun 2022<text:line-break/><text:tab/> <text:s/>Valencia Conference Centre, Valencia, Spain</text:span></text:p>
      <text:p text:style-name="P90"><text:span text:style-name="T109"><text:tab/></text:span><text:span text:style-name="T111">Poster</text:span><text:span text:style-name="T110"> at “EAS2022/S4: Satellite galaxies and tidal streams”</text:span><text:span text:style-name="T109"><text:tab/></text:span><text:span text:style-name="T110">Jun 2022<text:line-break/><text:tab/> <text:s/>Valencia Conference Centre, Valencia, Spain</text:span></text:p>
      <text:p text:style-name="P44"><text:span text:style-name="T131"><text:tab/></text:span><text:span text:style-name="T130">Invited talk at “EAS2022/SS5: Neutral hydrogen”</text:span><text:span text:style-name="T131"><text:tab/></text:span><text:span text:style-name="T130">Jun 2022</text:span><text:span text:style-name="T110"><text:line-break/><text:tab/> <text:s/>Valencia Conference Centre, Valencia, Spain</text:span></text:p>
      <text:p text:style-name="P83"><text:tab/>Contributed talk at “Durham Edinburgh Exchange”<text:tab/>Jan 2022<text:line-break/><text:tab/> <text:s/>Virtual meeting</text:p>
      <text:p text:style-name="P66"><text:span text:style-name="T37"><text:tab/></text:span><text:span text:style-name="T64">Contributed talk at “Heraeus Seminar: Astrophysical windows on dark matter”<text:tab/>Nov 2021<text:line-break/><text:tab/> <text:s/>The Royal Society, London, United Kingdom</text:span></text:p>
      <text:p text:style-name="P65"><text:span text:style-name="T37"><text:tab/></text:span><text:span text:style-name="T59">Contributed talk </text:span><text:span text:style-name="T62">&amp; 2 posters</text:span><text:span text:style-name="T59"> at “National Astronomy Meeting 2021”<text:tab/>Jul 2021<text:line-break/><text:tab/> <text:s/>Virtual meeting</text:span></text:p>
      <text:p text:style-name="P64"><text:span text:style-name="T37"><text:tab/></text:span><text:span text:style-name="T59">SOC at “EAS2021/SS24: The role of nurture on the SF cycle in satellite </text:span><text:span text:style-name="T60">galaxies</text:span><text:span text:style-name="T59">”<text:tab/>Jun 2021<text:line-break/><text:tab/> <text:s/>Virtual meeting</text:span></text:p>
      <text:p text:style-name="P64"><text:soft-page-break/><text:span text:style-name="T37"><text:tab/></text:span><text:span text:style-name="T51">Contributed talk at “Durham Edinburgh Exchange”</text:span><text:span text:style-name="T37"><text:tab/></text:span><text:span text:style-name="T51">Jan 2021<text:line-break/><text:tab/> <text:s/>Virtual meeting</text:span></text:p>
      <text:p text:style-name="P82"><text:tab/>Contributed talk at “South American Dark Matter”<text:tab/>Dec 2020<text:line-break/><text:tab/> <text:s/>Virtual meeting</text:p>
      <text:p text:style-name="P82"><text:tab/>Contributed talk at “WALLABY Science Day”<text:tab/>Nov 2020<text:line-break/><text:tab/> <text:s/>Virtual meeting</text:p>
      <text:p text:style-name="P63"><text:span text:style-name="T37"><text:tab/></text:span><text:span text:style-name="T50">Invited talk at “Pathfinder HI Survey Coordination Committee workshop”<text:tab/>May 2020<text:line-break/><text:tab/> <text:s/>Virtual meeting</text:span></text:p>
      <text:p text:style-name="P62"><text:span text:style-name="T37"><text:tab/></text:span><text:span text:style-name="T50">Participant at “Virgo meeting”<text:tab/>Jan 2020<text:line-break/><text:tab/> <text:s/>Durham University, Durham, United Kingdom</text:span></text:p>
      <text:p text:style-name="P62"><text:span text:style-name="T37"><text:tab/></text:span><text:span text:style-name="T50">Contributed talk at “Durham Edinburgh Exchange”<text:tab/>Jan 2020<text:line-break/><text:tab/> <text:s/>Durham University, Durham, United Kingdom</text:span></text:p>
      <text:p text:style-name="P62"><text:span text:style-name="T37"><text:tab/></text:span><text:span text:style-name="T50">Contributed talk at “Galaxy evolution in a new era of HI surveys”<text:tab/>Aug 2019<text:line-break/><text:tab/> <text:s/>Munich Institute for Astro- and Particle Physics, Munich, Germany</text:span></text:p>
      <text:p text:style-name="P62"><text:span text:style-name="T37"><text:tab/></text:span><text:span text:style-name="T50">Contributed talk at “CosmoDwarfs”<text:tab/>Jul 2019<text:line-break/><text:tab/> <text:s/>Durham University, Durham, United Kingdom</text:span></text:p>
      <text:p text:style-name="P68"><text:span text:style-name="T36"><text:tab/></text:span><text:span text:style-name="T50">Contributed t</text:span><text:span text:style-name="T43">alk at “Computational cosmology”<text:tab/>Dec 2018<text:line-break/><text:tab/> <text:s/>Lorentz Centre, Leiden, The Netherlands</text:span></text:p>
      <text:p text:style-name="P61"><text:span text:style-name="T37"><text:tab/></text:span><text:span text:style-name="T43">Participant at </text:span><text:span text:style-name="T37">“</text:span><text:span text:style-name="T43">Blaauw Workshop: Galaxy dynamics in the current era”<text:tab/>Nov 2018<text:line-break/><text:tab/> <text:s/>Kapteyn Institute, Groningen, The Netherlands</text:span></text:p>
      <text:p text:style-name="P61"><text:span text:style-name="T37"><text:tab/></text:span><text:span text:style-name="T43">Contributed talk at “The HI/Story of the nearby Universe”<text:tab/>Sept 2018<text:line-break/><text:tab/> <text:s/>Kapteyn Institute/ASTRON, Groningen, The Netherlands</text:span></text:p>
      <text:p text:style-name="P61"><text:span text:style-name="T37"><text:tab/></text:span><text:span text:style-name="T43">Contributed talk at “Tensions in the LCDM paradigm”<text:tab/>May 2018<text:line-break/><text:tab/> <text:s/>Mainz Institute for Theoretical Physics, Mainz, Germany</text:span></text:p>
      <text:p text:style-name="P67"><text:span text:style-name="T36"><text:tab/></text:span><text:span text:style-name="T43">Poster at “The small-scale structure of cold(?) dark matter”<text:tab/>Ap</text:span><text:span text:style-name="T60">r</text:span><text:span text:style-name="T43"> 2018<text:line-break/><text:tab/> <text:s/>Kavli Institute for Theoretical Physics, Santa Barbara, USA</text:span></text:p>
      <text:p text:style-name="P61"><text:span text:style-name="T37"><text:tab/></text:span><text:span text:style-name="T43">Contributed talk at “Virgo meeting”<text:tab/>Dec 2017<text:line-break/><text:tab/> <text:s/>Max-Planck Institute for Astrophysics, Garching, Germany</text:span></text:p>
      <text:p text:style-name="P9"><text:span text:style-name="T85"><text:tab/>Invited talk at </text:span><text:span text:style-name="T10">“</text:span><text:span text:style-name="T85">IAUS 334: Rediscovering our Galaxy”<text:tab/>Jul 2017<text:line-break/><text:tab/> <text:s/>Telegrafenberg, Potsdam, Germany</text:span></text:p>
      <text:p text:style-name="P31"><text:span text:style-name="T78"><text:tab/></text:span><text:span text:style-name="T83">Contributed talk at “On the origin of baryonic galaxy haloes”<text:tab/>Mar 2017<text:line-break/><text:tab/> <text:s/>Observat</text:span><text:span text:style-name="T135">o</text:span><text:span text:style-name="T83">rio Astron</text:span><text:span text:style-name="T135">ómico de Quit</text:span><text:span text:style-name="T139">o</text:span><text:span text:style-name="T135">, Galapagos Islands, Ecuador</text:span></text:p>
      <text:p text:style-name="P92"><text:tab/>Contributed talk at “Northwest astronomy meeting”<text:tab/>Oct 2016<text:line-break/><text:tab/> <text:s/>Western Washington University, Bellingham, USA</text:p>
      <text:p text:style-name="P93"><text:tab/>Contributed talk at “Dark matter in the Milky Way”<text:tab/>May 2016<text:line-break/><text:tab/> <text:s/>Johannes Gutenburg University, Mainz, Germany</text:p>
      <text:p text:style-name="P94"><text:tab/></text:p>
      <text:p text:style-name="P95"><text:tab/>Contributed talk at “Dark matter on the smallest scales”<text:tab/>Apr 2016<text:line-break/><text:tab/> <text:s/>University of Leiden, Leiden, Netherlands</text:p>
      <text:p text:style-name="P92"><text:tab/>Contributed talk at “Potsdam thinkshop XIII: Near field cosmology”<text:tab/>Mar 2016<text:line-break/><text:tab/> <text:s/>Innsbruck University Centre, Obergurgl, Austria</text:p>
      <text:p text:style-name="P8"><text:span text:style-name="T135"><text:tab/></text:span><text:span text:style-name="T137">Participant at “HiPACC Summer School: AstroInformatics”<text:tab/>Aug 2012<text:line-break/><text:tab/> <text:s/>University of California </text:span><text:span text:style-name="T138">at </text:span><text:span text:style-name="T137">San Diego, San Diego, USA</text:span></text:p>
      <text:p text:style-name="P8"><text:span text:style-name="T135"><text:tab/></text:span><text:span text:style-name="T136">Poster at “Star formation and gas reservoirs in nearby groups and clusters”<text:tab/>Jul 2012<text:line-break/><text:tab/> <text:s/>Union College, Schenectady, USA</text:span></text:p>
      <text:p text:style-name="P99"><text:span text:style-name="T134">Invited </text:span><text:span text:style-name="T210">Colloquia &amp; </text:span><text:span text:style-name="T134">Seminars</text:span><text:tab/></text:p>
      <text:p text:style-name="P81"><text:tab/><text:span text:style-name="T281">Colloquium: Cardiff University School of Physics &amp; Astronomy, UK<text:tab/>Nov 2023</text:span></text:p>
      <text:p text:style-name="P81"><text:tab/><text:span text:style-name="T278">Seminar: University of Edinburgh Institute for Astronomy, UK<text:tab/>Nov 2022</text:span></text:p>
      <text:p text:style-name="P84"><text:tab/>Seminar: University College London Cosmoparticle Initiative, UK<text:tab/>Mar 2022</text:p>
      <text:p text:style-name="P80"><text:tab/>Seminar: International Centre for Radio Astronomy Research, Australia<text:tab/>Aug 2021</text:p>
      <text:p text:style-name="P75"><text:span text:style-name="T210"><text:tab/>Colloquium: </text:span><text:span text:style-name="T198">Queen’s University Department of Physics and Astronomy, Canada<text:tab/>Jan 202</text:span><text:span text:style-name="T199">1</text:span></text:p>
      <text:p text:style-name="P43"><text:span text:style-name="T106"><text:tab/></text:span><text:span text:style-name="T105">Seminar</text:span><text:span text:style-name="T107">: </text:span><text:span text:style-name="T108">University of Nottingham School of Physics and Astronomy, UK<text:tab/>Dec 2020</text:span></text:p>
      <text:p text:style-name="P74"><text:span text:style-name="T197"><text:tab/></text:span><text:span text:style-name="T269">Seminar</text:span><text:span text:style-name="T210">: </text:span><text:span text:style-name="T198">Oxford University Department of Physics, UK<text:tab/>Oct 2020</text:span></text:p>
      <text:p text:style-name="P74"><text:span text:style-name="T197"><text:tab/></text:span><text:span text:style-name="T210">Seminar: </text:span><text:span text:style-name="T197">Universidade Federal do Esp</text:span><text:span text:style-name="T153">í</text:span><text:span text:style-name="T197">rito Santo Department of Physics, Brazil<text:tab/>Jul 2020</text:span></text:p>
      <text:p text:style-name="P79"><text:tab/><text:span text:style-name="T210">Colloquium: </text:span>University of Edinburgh Institute for Astronomy, UK<text:tab/>Feb 2020</text:p>
      <text:p text:style-name="P73"><text:tab/><text:span text:style-name="T210">Seminar: </text:span><text:span text:style-name="T197">Deutsches Elektronen-Synchrotron DESY, Germany<text:tab/>Nov 2019</text:span></text:p>
      <text:p text:style-name="P78"><text:tab/><text:span text:style-name="T210">Seminar: </text:span>University of Surrey Physics Department, UK<text:tab/>Sept 2017</text:p>
      <text:p text:style-name="P72"><text:tab/><text:span text:style-name="T210">Seminar: </text:span>University of Cambridge Institute of Astronomy, UK<text:tab/>May 2016</text:p>
      <text:p text:style-name="P71"><text:tab/><text:span text:style-name="T210">Seminar: </text:span>Astrophysics Institute Potsdam, Germany<text:tab/>Apr 2016</text:p>
      <text:p text:style-name="P71"><text:tab/><text:span text:style-name="T210">Seminar: </text:span>University of Washington Physics &amp; Astronomy Department, USA<text:tab/>Feb 2016</text:p>
      <text:p text:style-name="P71"><text:tab/><text:span text:style-name="T210">Seminar: </text:span>University of Waterloo Physics &amp; Astronomy Department, Canada<text:tab/>Dec 2014</text:p>
      <text:p text:style-name="P109"><text:span text:style-name="T203">Public Talks &amp; Outreach</text:span><text:span text:style-name="T202"><text:tab/></text:span></text:p>
      <text:p text:style-name="P54"><text:span text:style-name="T109"><text:tab/></text:span><text:span text:style-name="T128">Street Cosmos at Blackhall demonstrator<text:tab/>Aug 2023</text:span></text:p>
      <text:p text:style-name="P54"><text:span text:style-name="T109"><text:tab/></text:span><text:span text:style-name="T124">Ogden Centre for Fundamental Physics </text:span><text:span text:style-name="T29">Ogden@20</text:span><text:span text:style-name="T124"> open day demonstrator<text:tab/>Nov 2022</text:span></text:p>
      <text:p text:style-name="P87"><text:span text:style-name="T172"><text:tab/></text:span><text:span text:style-name="T185">Celebrate Science! Durham demonstrator<text:tab/>Oct 2022</text:span></text:p>
      <text:p text:style-name="P86"><text:span text:style-name="T172"><text:tab/></text:span><text:span text:style-name="T175">Public talk: Sunderland Astronomical Society<text:tab/>Nov 2021</text:span></text:p>
      <text:p text:style-name="P85"><text:span text:style-name="T172"><text:tab/></text:span><text:span text:style-name="T173">Nuffield Foundation research placement host </text:span><text:span text:style-name="T179">for J. Turnbull</text:span><text:span text:style-name="T173"><text:tab/></text:span><text:span text:style-name="T175">Aug</text:span><text:span text:style-name="T173"> 2021</text:span></text:p>
      <text:p text:style-name="P77"><text:tab/>Royal Society Summer Science Exhibition Workshop<text:tab/>Jul 2021</text:p>
      <text:p text:style-name="P42"><text:soft-page-break/><text:span text:style-name="T19"><text:tab/></text:span><text:span text:style-name="T96">Public talk: </text:span><text:span text:style-name="T86">Rato Bangala School Science Club</text:span><text:span text:style-name="T97">, Nepal<text:tab/>Jul 20</text:span><text:span text:style-name="T98">20</text:span></text:p>
      <text:p text:style-name="P41"><text:span text:style-name="T98"><text:tab/></text:span><text:span text:style-name="T101">Durham ICC School visit</text:span><text:span text:style-name="T128">s</text:span><text:span text:style-name="T101"><text:tab/>Jan 2020 – </text:span><text:span text:style-name="T128">present</text:span></text:p>
      <text:p text:style-name="P76"><text:tab/>Celebrate Science! Durham demonstrator<text:tab/>Oct 2019</text:p>
      <text:p text:style-name="P7"><text:span text:style-name="T86"><text:tab/>Meet the IAU astronomers! programme member<text:tab/>2019 </text:span><text:span text:style-name="T80">– </text:span><text:span text:style-name="T86">present</text:span></text:p>
      <text:p text:style-name="P7"><text:span text:style-name="T10"><text:tab/></text:span><text:span text:style-name="T84">Public </text:span><text:span text:style-name="T86">t</text:span><text:span text:style-name="T84">alk: RAS of Canada, Victoria chapter monthly meeting<text:tab/>Apr 2017</text:span></text:p>
      <text:p text:style-name="P15"><text:span text:style-name="T10"><text:tab/></text:span><text:span text:style-name="T81">Public talk: Dominion Astrophysical Observatory </text:span><text:span text:style-name="T87">s</text:span><text:span text:style-name="T81">ummer star parties<text:tab/>Jul 2016</text:span></text:p>
      <text:p text:style-name="P16"><text:span text:style-name="T88"><text:tab/></text:span><text:span text:style-name="T89">University of Victoria Student Radio CFUV “Beyond the Jargon” interviewee<text:tab/>Dec 2016</text:span></text:p>
      <text:p text:style-name="P3"><text:span text:style-name="T81"><text:tab/></text:span><text:span text:style-name="T82">Public talk: SPACE: Students in Physics and Astronomy Communication<text:tab/>Jul 2016<text:line-break/><text:tab/> <text:s/>Enrichment</text:span></text:p>
      <text:p text:style-name="P71"><text:tab/>Public talk: SPACE: Students in Physics and Astronomy Communication<text:tab/>Aug 2015<text:line-break/><text:tab/> <text:s/>Enrichment</text:p>
      <text:p text:style-name="P70"><text:tab/>University of Victoria Observatory tours for various school, youth and <text:tab/>2015 – <text:span text:style-name="T162">2017</text:span><text:line-break/><text:tab/> <text:s/>general public groups<text:tab/></text:p>
      <text:p text:style-name="P69"><text:tab/><text:span text:style-name="T267">Contributor of &gt;250 physics &amp; astrophysics answers to public questions on the <text:tab/>2013 </text:span>– <text:span text:style-name="T267">present<text:line-break/><text:tab/> <text:s/>PhysicsSE Q&amp;A platform (physics.stackexchange.com/users/11053/kyle-oman)</text:span></text:p>
      <text:p text:style-name="P112"><text:span text:style-name="T201">Professional </text:span><text:span text:style-name="T205">Citizenship</text:span><text:span text:style-name="T200"><text:tab/></text:span></text:p>
      <text:p text:style-name="P50"><text:span text:style-name="T171"><text:tab/>Re</text:span><text:span text:style-name="T176">feree </text:span><text:span text:style-name="T171">for </text:span><text:span text:style-name="T177">MNRAS, ApJ, </text:span><text:span text:style-name="T178">A&amp;A,</text:span><text:span text:style-name="T177"> </text:span><text:span text:style-name="T186">NatAs, </text:span><text:span text:style-name="T168">PRL, </text:span><text:span text:style-name="T177">JCAP, </text:span><text:span text:style-name="T188">OJA, </text:span><text:span text:style-name="T177">Chinese Physics C</text:span><text:span text:style-name="T171"><text:tab/>2016 – present</text:span></text:p>
      <text:p text:style-name="P50"><text:span text:style-name="T171"><text:tab/></text:span><text:span text:style-name="T185">Durham Astronomy &amp; Instrumentation internal mini-conference organiser<text:tab/>Jun 2022</text:span><text:span text:style-name="T172"><text:tab/></text:span></text:p>
      <text:p text:style-name="P6"><text:span text:style-name="T49"><text:tab/>Durham Physics Research Staff Consultative Committee </text:span><text:span text:style-name="T52">co-chair</text:span><text:span text:style-name="T49"><text:tab/>20</text:span><text:span text:style-name="T52">20 </text:span><text:span text:style-name="T38">– </text:span><text:span text:style-name="T68">2023</text:span></text:p>
      <text:p text:style-name="P6"><text:span text:style-name="T49"><text:tab/>Durham Physics Research Staff Consultative Committee m</text:span><text:span text:style-name="T52">ember</text:span><text:span text:style-name="T49"><text:tab/>2019 </text:span><text:span text:style-name="T38">– </text:span><text:span text:style-name="T68">2023</text:span></text:p>
      <text:p text:style-name="P6"><text:span text:style-name="T49"><text:tab/></text:span><text:span text:style-name="T56">Durham Astronomy PhD admissions interview panellist<text:tab/>2020</text:span></text:p>
      <text:p text:style-name="P5"><text:span text:style-name="T49"><text:tab/>Durham Astronomy </text:span><text:span text:style-name="T52">ICC </text:span><text:span text:style-name="T49">postdoctoral representative </text:span><text:span text:style-name="T50">to </text:span><text:span text:style-name="T52">astronomy group</text:span><text:span text:style-name="T49"><text:tab/>20</text:span><text:span text:style-name="T52">20</text:span><text:span text:style-name="T49"> </text:span><text:span text:style-name="T38">– </text:span><text:span text:style-name="T68">2023</text:span></text:p>
      <text:p text:style-name="P40"><text:span text:style-name="T167"><text:tab/>Durham Astronomy Friday seminar co-organizer<text:tab/>2019 </text:span><text:span text:style-name="T165">– </text:span><text:span text:style-name="T168">2020</text:span></text:p>
      <text:p text:style-name="P5"><text:span text:style-name="T49"><text:tab/>Kapteyn Institute Monday seminar co-organizer<text:tab/>2018 </text:span><text:span text:style-name="T38">– </text:span><text:span text:style-name="T49">2019</text:span></text:p>
      <text:p text:style-name="P4"><text:span text:style-name="T39"><text:tab/></text:span><text:span text:style-name="T45">Funding proposal reviews for FWO (Belgium), Conicyt (Chile)<text:tab/>2018</text:span></text:p>
      <text:p text:style-name="P20"><text:tab/>University of Victoria Physics &amp; Astronomy graduate student association<text:tab/>2014 – 2015<text:line-break/><text:tab/> <text:s text:c="2"/>vice-chair</text:p>
      <text:p text:style-name="P19"><text:tab/>University of Victoria astronomy group weekly discussion meeting chair<text:tab/>2014 – 2015</text:p>
      <text:p text:style-name="P19"><text:tab/>University of Victoria graduate student representative to department<text:tab/>2014 – 2015</text:p>
      <text:p text:style-name="P19"><text:tab/>University of Waterloo undergraduate student representative to department<text:tab/>2008 – 2011</text:p>
      <text:p text:style-name="P105"/>
      <text:p text:style-name="P106"><text:span text:style-name="T133">Professional Memberships</text:span><text:tab/></text:p>
      <text:p text:style-name="P29"><text:span text:style-name="T40"><text:tab/></text:span><text:span text:style-name="T52">WALLABY survey member (Technical Working Group 1)</text:span><text:span text:style-name="T40"><text:tab/></text:span><text:span text:style-name="T52">2020 </text:span><text:span text:style-name="T36">–</text:span><text:span text:style-name="T52"> present</text:span></text:p>
      <text:p text:style-name="P29"><text:span text:style-name="T52"><text:tab/>MHONGOOSE survey member<text:tab/>2020 </text:span><text:span text:style-name="T36">– </text:span><text:span text:style-name="T52">present</text:span></text:p>
      <text:p text:style-name="P51"><text:span text:style-name="T168"><text:tab/></text:span><text:span text:style-name="T187">SKA </text:span><text:span text:style-name="T186">Cosmology</text:span><text:span text:style-name="T187"> Science Working Group member<text:tab/>202</text:span><text:span text:style-name="T186">2</text:span><text:span text:style-name="T187"> </text:span><text:span text:style-name="T171">– </text:span><text:span text:style-name="T187">present</text:span></text:p>
      <text:p text:style-name="P30"><text:span text:style-name="T52"><text:tab/></text:span><text:span text:style-name="T61">SKA HI Galaxy Science Working Group member<text:tab/>2021 </text:span><text:span text:style-name="T36">– </text:span><text:span text:style-name="T61">present</text:span></text:p>
      <text:p text:style-name="P34"><text:span text:style-name="T52"><text:tab/></text:span><text:span text:style-name="T36">Virgo Consortium for Cosmological Supercomputer Simulations </text:span><text:span text:style-name="T55">m</text:span><text:span text:style-name="T36">ember<text:tab/>2013 </text:span><text:span text:style-name="T39">– </text:span><text:span text:style-name="T36">present</text:span></text:p>
      <text:p text:style-name="P29"><text:span text:style-name="T40"><text:tab/></text:span><text:span text:style-name="T44">Canadian Astronomical Society (CASCA) Ordinary Member<text:tab/>2016 – </text:span><text:span text:style-name="T46">2019</text:span></text:p>
      <text:p text:style-name="P18"><text:tab/>International Astronomical Union (IAU) Junior Member<text:tab/>2018 – present</text:p>
      <text:p text:style-name="P100"><text:span text:style-name="T266">Public codes &amp; utilities</text:span><text:tab/></text:p>
      <text:p text:style-name="P39"><text:span text:style-name="T182"><text:tab/></text:span><text:span text:style-name="T192">SWIFTGalaxy<text:tab/>2022</text:span><text:span text:style-name="T181"><text:line-break/><text:tab/> <text:s/>github.com/</text:span><text:span text:style-name="T183">SWIFTSIM</text:span><text:span text:style-name="T181">/swiftgalaxy</text:span></text:p>
      <text:p text:style-name="P28"><text:span text:style-name="T40"><text:tab/></text:span><text:span text:style-name="T57">MARTINI: Mock Array Radio Telescope Interferometry of the Neutral ISM<text:tab/>2019<text:line-break/><text:tab/> <text:s/>github.com/kyleaoman/martini</text:span></text:p>
      <text:p text:style-name="P17"><text:tab/>read_eagle (python-only version)<text:tab/>2019<text:line-break/><text:tab/> <text:s/>github.com/kyleaoman/pyread_eagle</text:p>
      <text:p text:style-name="P17"><text:tab/>eagleSQLTools (python3 version)<text:tab/>2018<text:line-break/><text:tab/> <text:s/>github.com/kyleaoman/eagleSqlTools</text:p>
      <text:p text:style-name="P99"><text:span text:style-name="T134">Languages</text:span><text:tab/></text:p>
      <text:p text:style-name="P3"><text:span text:style-name="T37"><text:tab/></text:span><text:span text:style-name="T40">English (native), French (native), </text:span><text:span text:style-name="T46">Dutch (basic)</text:span></text:p>
      <text:p text:style-name="P98"><text:span text:style-name="T160">Citizenship</text:span><text:tab/></text:p>
      <text:p text:style-name="P2"><text:span text:style-name="T40"><text:tab/></text:span><text:span text:style-name="T41">Canadian</text:span></text:p>
      <text:p text:style-name="P107"/>
      <text:p text:style-name="P108">References<text:tab/></text:p>
      <text:p text:style-name="P37"><text:span text:style-name="T169"><text:tab/>Prof. </text:span><text:span text:style-name="T175">Carlos Frenk</text:span><text:span text:style-name="T169"><text:line-break/><text:tab/></text:span><text:span text:style-name="T175">Institute for Computational Cosmology</text:span><text:span text:style-name="T170">, </text:span><text:span text:style-name="T175">Durham University</text:span><text:span text:style-name="T170"><text:line-break/><text:tab/>+</text:span><text:span text:style-name="T175">44 191 334 3641</text:span><text:span text:style-name="T170"><text:line-break/><text:tab/></text:span><text:a xlink:type="simple" xlink:href="mailto:c.s.frenk@durham.ac.uk" text:style-name="Internet_20_link" text:visited-style-name="Visited_20_Internet_20_Link"><text:span text:style-name="T175">c.s.frenk@durham.ac.uk</text:span></text:a></text:p>
      <text:p text:style-name="P1"><text:span text:style-name="T37"><text:tab/></text:span><text:span text:style-name="T54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4">sctrager@astro.rug.nl</text:span></text:a></text:p>
      <text:p text:style-name="P38"><text:span text:style-name="T71"><text:tab/></text:span><text:span text:style-name="T70">Prof. Julio Navarro</text:span><text:span text:style-name="T69"><text:line-break/></text:span><text:span text:style-name="T70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0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100d3be"/>
    </style:style>
    <style:style style:name="MT5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0</text:span><text:span text:style-name="MT4">5</text:span><text:span text:style-name="MT3">-</text:span><text:span text:style-name="MT4">10</text:span><text:span text:style-name="MT3">-2023</text:span><text:tab/></text:p>
      </style:header-first>
      <style:footer>
        <text:p text:style-name="Footer"><text:tab/><text:page-number text:select-page="current">14</text:page-number> <text:span text:style-name="MT5">of </text:span><text:span text:style-name="MT5"><text:page-count>14</text:page-count></text:span></text:p>
      </style:footer>
      <style:footer-first>
        <text:p text:style-name="Footer"><text:tab/><text:page-number text:select-page="current">1</text:page-number> <text:span text:style-name="MT5">of </text:span><text:span text:style-name="MT5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10-05T21:43:28.163680926</dc:date>
    <meta:editing-duration>P1DT15H58M52S</meta:editing-duration>
    <meta:editing-cycles>158</meta:editing-cycles>
    <meta:document-statistic meta:table-count="0" meta:image-count="1" meta:object-count="0" meta:page-count="14" meta:paragraph-count="226" meta:word-count="3911" meta:character-count="29464" meta:non-whitespace-character-count="25253"/>
  </office:meta>
</office:document-meta>
</file>